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rsid="00706f83" officeooo:paragraph-rsid="00706f83"/>
    </style:style>
    <style:style style:name="P2" style:family="paragraph" style:parent-style-name="Standard">
      <style:text-properties officeooo:rsid="00706f83" officeooo:paragraph-rsid="00706f83"/>
    </style:style>
    <style:style style:name="P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a94d2"/>
    </style:style>
    <style:style style:name="P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1ad10"/>
    </style:style>
    <style:style style:name="P6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8628b"/>
    </style:style>
    <style:style style:name="P7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a69da"/>
    </style:style>
    <style:style style:name="P8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96aeb"/>
    </style:style>
    <style:style style:name="P9" style:family="paragraph" style:parent-style-name="Standard">
      <style:text-properties officeooo:rsid="00158a18" officeooo:paragraph-rsid="00158a18"/>
    </style:style>
    <style:style style:name="P10" style:family="paragraph" style:parent-style-name="Standard">
      <style:text-properties officeooo:rsid="0017732f" officeooo:paragraph-rsid="0017732f"/>
    </style:style>
    <style:style style:name="P11" style:family="paragraph" style:parent-style-name="Standard">
      <style:text-properties officeooo:rsid="00192c6e" officeooo:paragraph-rsid="00192c6e"/>
    </style:style>
    <style:style style:name="P12" style:family="paragraph" style:parent-style-name="Standard">
      <style:text-properties officeooo:rsid="0019d84f" officeooo:paragraph-rsid="0019d84f"/>
    </style:style>
    <style:style style:name="P13" style:family="paragraph" style:parent-style-name="Standard">
      <style:text-properties officeooo:rsid="001a7c01" officeooo:paragraph-rsid="001a7c01"/>
    </style:style>
    <style:style style:name="P14" style:family="paragraph" style:parent-style-name="Standard">
      <style:text-properties officeooo:rsid="001ccb28" officeooo:paragraph-rsid="001ccb28"/>
    </style:style>
    <style:style style:name="P15" style:family="paragraph" style:parent-style-name="Standard">
      <style:text-properties officeooo:rsid="001de691" officeooo:paragraph-rsid="001de691"/>
    </style:style>
    <style:style style:name="P16" style:family="paragraph" style:parent-style-name="Standard">
      <style:text-properties officeooo:rsid="001fe789" officeooo:paragraph-rsid="001fe789"/>
    </style:style>
    <style:style style:name="P17" style:family="paragraph" style:parent-style-name="Standard">
      <style:text-properties officeooo:rsid="0022edc1" officeooo:paragraph-rsid="0022edc1"/>
    </style:style>
    <style:style style:name="P18" style:family="paragraph" style:parent-style-name="Standard">
      <style:text-properties officeooo:rsid="0024611b" officeooo:paragraph-rsid="0024611b"/>
    </style:style>
    <style:style style:name="P19" style:family="paragraph" style:parent-style-name="Standard">
      <style:text-properties officeooo:rsid="0026b199" officeooo:paragraph-rsid="0026b199"/>
    </style:style>
    <style:style style:name="P20" style:family="paragraph" style:parent-style-name="Standard">
      <style:text-properties officeooo:rsid="0027f2f4" officeooo:paragraph-rsid="0027f2f4"/>
    </style:style>
    <style:style style:name="P21" style:family="paragraph" style:parent-style-name="Standard">
      <style:text-properties officeooo:rsid="002802b8" officeooo:paragraph-rsid="002802b8"/>
    </style:style>
    <style:style style:name="P22" style:family="paragraph" style:parent-style-name="Standard">
      <style:text-properties officeooo:rsid="002b7076" officeooo:paragraph-rsid="002b7076"/>
    </style:style>
    <style:style style:name="P23" style:family="paragraph" style:parent-style-name="Standard">
      <style:text-properties officeooo:rsid="002dd4e2" officeooo:paragraph-rsid="002dd4e2"/>
    </style:style>
    <style:style style:name="P24" style:family="paragraph" style:parent-style-name="Standard">
      <style:text-properties officeooo:rsid="0030ed6d" officeooo:paragraph-rsid="0030ed6d"/>
    </style:style>
    <style:style style:name="P25" style:family="paragraph" style:parent-style-name="Standard">
      <style:text-properties officeooo:rsid="00330495" officeooo:paragraph-rsid="00330495"/>
    </style:style>
    <style:style style:name="P26" style:family="paragraph" style:parent-style-name="Standard">
      <style:text-properties officeooo:rsid="0035ffbd" officeooo:paragraph-rsid="0035ffbd"/>
    </style:style>
    <style:style style:name="P27" style:family="paragraph" style:parent-style-name="Standard">
      <style:text-properties officeooo:rsid="00388ba0" officeooo:paragraph-rsid="00388ba0"/>
    </style:style>
    <style:style style:name="P28" style:family="paragraph" style:parent-style-name="Standard">
      <style:text-properties officeooo:rsid="003974e5" officeooo:paragraph-rsid="003974e5"/>
    </style:style>
    <style:style style:name="P29" style:family="paragraph" style:parent-style-name="Standard">
      <style:text-properties officeooo:rsid="0039a403" officeooo:paragraph-rsid="0039a403"/>
    </style:style>
    <style:style style:name="P30" style:family="paragraph" style:parent-style-name="Standard">
      <style:text-properties officeooo:rsid="003f0539" officeooo:paragraph-rsid="003f0539"/>
    </style:style>
    <style:style style:name="P31" style:family="paragraph" style:parent-style-name="Standard">
      <style:text-properties officeooo:rsid="003f6026" officeooo:paragraph-rsid="003f6026"/>
    </style:style>
    <style:style style:name="P32" style:family="paragraph" style:parent-style-name="Standard">
      <style:text-properties officeooo:rsid="003f6026" officeooo:paragraph-rsid="00e531c5"/>
    </style:style>
    <style:style style:name="P33" style:family="paragraph" style:parent-style-name="Standard">
      <style:text-properties officeooo:rsid="0040317e" officeooo:paragraph-rsid="0040317e"/>
    </style:style>
    <style:style style:name="P34" style:family="paragraph" style:parent-style-name="Standard">
      <style:text-properties officeooo:rsid="00425f6c" officeooo:paragraph-rsid="00425f6c"/>
    </style:style>
    <style:style style:name="P35" style:family="paragraph" style:parent-style-name="Standard">
      <style:text-properties officeooo:rsid="0043e275" officeooo:paragraph-rsid="0043e275"/>
    </style:style>
    <style:style style:name="P36" style:family="paragraph" style:parent-style-name="Standard">
      <style:text-properties officeooo:rsid="004722a8" officeooo:paragraph-rsid="004722a8"/>
    </style:style>
    <style:style style:name="P37" style:family="paragraph" style:parent-style-name="Standard">
      <style:text-properties officeooo:rsid="004cd27a" officeooo:paragraph-rsid="004cd27a"/>
    </style:style>
    <style:style style:name="P38" style:family="paragraph" style:parent-style-name="Standard">
      <style:text-properties officeooo:rsid="0050d38f" officeooo:paragraph-rsid="0050d38f"/>
    </style:style>
    <style:style style:name="P39" style:family="paragraph" style:parent-style-name="Standard">
      <style:text-properties officeooo:rsid="00584592" officeooo:paragraph-rsid="00584592"/>
    </style:style>
    <style:style style:name="P40" style:family="paragraph" style:parent-style-name="Standard">
      <style:text-properties officeooo:rsid="005db679" officeooo:paragraph-rsid="005db679"/>
    </style:style>
    <style:style style:name="P41" style:family="paragraph" style:parent-style-name="Standard">
      <style:text-properties officeooo:rsid="0061fe24" officeooo:paragraph-rsid="0061fe24"/>
    </style:style>
    <style:style style:name="P42" style:family="paragraph" style:parent-style-name="Standard">
      <style:text-properties officeooo:rsid="0068369d" officeooo:paragraph-rsid="0068369d"/>
    </style:style>
    <style:style style:name="P43" style:family="paragraph" style:parent-style-name="Standard">
      <style:text-properties officeooo:rsid="006a9113" officeooo:paragraph-rsid="006a9113"/>
    </style:style>
    <style:style style:name="P44" style:family="paragraph" style:parent-style-name="Standard">
      <style:text-properties officeooo:rsid="006a9113" officeooo:paragraph-rsid="007c1830"/>
    </style:style>
    <style:style style:name="P45" style:family="paragraph" style:parent-style-name="Standard">
      <style:text-properties officeooo:rsid="006a9113" officeooo:paragraph-rsid="00b8a0b1"/>
    </style:style>
    <style:style style:name="P46" style:family="paragraph" style:parent-style-name="Standard">
      <style:text-properties officeooo:rsid="006a9113" officeooo:paragraph-rsid="00fb1e76"/>
    </style:style>
    <style:style style:name="P47" style:family="paragraph" style:parent-style-name="Standard">
      <style:text-properties officeooo:rsid="006c8f9f" officeooo:paragraph-rsid="006c8f9f"/>
    </style:style>
    <style:style style:name="P48" style:family="paragraph" style:parent-style-name="Standard">
      <style:text-properties officeooo:rsid="0093ff8f" officeooo:paragraph-rsid="0093ff8f"/>
    </style:style>
    <style:style style:name="P49" style:family="paragraph" style:parent-style-name="Standard">
      <style:text-properties officeooo:rsid="0098c698" officeooo:paragraph-rsid="0098c698"/>
    </style:style>
    <style:style style:name="P50" style:family="paragraph" style:parent-style-name="Standard">
      <style:text-properties officeooo:rsid="0098c698" officeooo:paragraph-rsid="009c0682"/>
    </style:style>
    <style:style style:name="P51" style:family="paragraph" style:parent-style-name="Standard">
      <style:text-properties officeooo:rsid="009c0682" officeooo:paragraph-rsid="009c0682"/>
    </style:style>
    <style:style style:name="P52" style:family="paragraph" style:parent-style-name="Standard">
      <style:text-properties officeooo:rsid="00a429b7" officeooo:paragraph-rsid="00a429b7"/>
    </style:style>
    <style:style style:name="P53" style:family="paragraph" style:parent-style-name="Standard">
      <style:text-properties officeooo:rsid="00a340e9" officeooo:paragraph-rsid="00a340e9"/>
    </style:style>
    <style:style style:name="P54" style:family="paragraph" style:parent-style-name="Standard">
      <style:text-properties officeooo:rsid="00a82364" officeooo:paragraph-rsid="00a82364"/>
    </style:style>
    <style:style style:name="P55" style:family="paragraph" style:parent-style-name="Standard">
      <style:text-properties officeooo:rsid="00aa1774" officeooo:paragraph-rsid="00aa1774"/>
    </style:style>
    <style:style style:name="P56" style:family="paragraph" style:parent-style-name="Standard">
      <style:text-properties officeooo:rsid="00af1742" officeooo:paragraph-rsid="00af1742"/>
    </style:style>
    <style:style style:name="P57" style:family="paragraph" style:parent-style-name="Standard">
      <style:text-properties officeooo:rsid="00b02dab" officeooo:paragraph-rsid="00b02dab"/>
    </style:style>
    <style:style style:name="P58" style:family="paragraph" style:parent-style-name="Standard">
      <style:text-properties officeooo:rsid="00b9bcf8" officeooo:paragraph-rsid="00b9bcf8"/>
    </style:style>
    <style:style style:name="P59" style:family="paragraph" style:parent-style-name="Standard">
      <style:text-properties officeooo:rsid="00c3ed0c" officeooo:paragraph-rsid="00c3ed0c"/>
    </style:style>
    <style:style style:name="P60" style:family="paragraph" style:parent-style-name="Standard">
      <style:text-properties officeooo:paragraph-rsid="00c3ed0c"/>
    </style:style>
    <style:style style:name="P61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fo:background-color="#282c34"/>
    </style:style>
    <style:style style:name="P62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officeooo:paragraph-rsid="00cc1c75" fo:background-color="#282c34"/>
    </style:style>
    <style:style style:name="P63" style:family="paragraph" style:parent-style-name="Standard">
      <style:text-properties officeooo:rsid="00c75925" officeooo:paragraph-rsid="00c75925"/>
    </style:style>
    <style:style style:name="P64" style:family="paragraph" style:parent-style-name="Standard">
      <style:text-properties officeooo:paragraph-rsid="00b9bcf8"/>
    </style:style>
    <style:style style:name="P65" style:family="paragraph" style:parent-style-name="Standard">
      <style:text-properties officeooo:rsid="00c93550" officeooo:paragraph-rsid="00c93550"/>
    </style:style>
    <style:style style:name="P66" style:family="paragraph" style:parent-style-name="Standard">
      <style:text-properties officeooo:paragraph-rsid="00c93550"/>
    </style:style>
    <style:style style:name="P67" style:family="paragraph" style:parent-style-name="Standard">
      <style:text-properties officeooo:rsid="00cc1c75" officeooo:paragraph-rsid="00c93550"/>
    </style:style>
    <style:style style:name="P68" style:family="paragraph" style:parent-style-name="Standard">
      <style:text-properties officeooo:rsid="00cc1c75" officeooo:paragraph-rsid="00cc1c75"/>
    </style:style>
    <style:style style:name="P69" style:family="paragraph" style:parent-style-name="Standard">
      <style:text-properties officeooo:rsid="00d5e266" officeooo:paragraph-rsid="00d5e266"/>
    </style:style>
    <style:style style:name="P70" style:family="paragraph" style:parent-style-name="Standard">
      <style:text-properties officeooo:rsid="00d6494d" officeooo:paragraph-rsid="00d6494d"/>
    </style:style>
    <style:style style:name="P71" style:family="paragraph" style:parent-style-name="Standard">
      <style:text-properties officeooo:rsid="00dd0730" officeooo:paragraph-rsid="00dd0730"/>
    </style:style>
    <style:style style:name="P72" style:family="paragraph" style:parent-style-name="Standard">
      <style:text-properties officeooo:rsid="00e3690e" officeooo:paragraph-rsid="00e3690e"/>
    </style:style>
    <style:style style:name="P73" style:family="paragraph" style:parent-style-name="Standard">
      <style:text-properties officeooo:rsid="00ec12ce" officeooo:paragraph-rsid="00ec12ce"/>
    </style:style>
    <style:style style:name="P74" style:family="paragraph" style:parent-style-name="Standard">
      <style:text-properties officeooo:rsid="00f060ba" officeooo:paragraph-rsid="00f060ba"/>
    </style:style>
    <style:style style:name="P75" style:family="paragraph" style:parent-style-name="Standard">
      <style:text-properties officeooo:rsid="00f36e87" officeooo:paragraph-rsid="00f36e87"/>
    </style:style>
    <style:style style:name="P76" style:family="paragraph" style:parent-style-name="Standard">
      <style:text-properties officeooo:rsid="00fb6413" officeooo:paragraph-rsid="00fb6413"/>
    </style:style>
    <style:style style:name="P77" style:family="paragraph" style:parent-style-name="Standard">
      <style:text-properties officeooo:paragraph-rsid="00fb6413"/>
    </style:style>
    <style:style style:name="P78" style:family="paragraph" style:parent-style-name="Standard">
      <style:text-properties officeooo:rsid="00fee5ae" officeooo:paragraph-rsid="00fee5ae"/>
    </style:style>
    <style:style style:name="P79" style:family="paragraph" style:parent-style-name="Standard">
      <style:text-properties officeooo:rsid="01003264" officeooo:paragraph-rsid="01003264"/>
    </style:style>
    <style:style style:name="P80" style:family="paragraph" style:parent-style-name="Standard">
      <style:text-properties officeooo:rsid="01036b68" officeooo:paragraph-rsid="01036b68"/>
    </style:style>
    <style:style style:name="P81" style:family="paragraph" style:parent-style-name="Standard">
      <style:text-properties officeooo:rsid="010579e7" officeooo:paragraph-rsid="010579e7"/>
    </style:style>
    <style:style style:name="P82" style:family="paragraph" style:parent-style-name="Standard">
      <style:text-properties officeooo:rsid="010ae3c4" officeooo:paragraph-rsid="010ae3c4"/>
    </style:style>
    <style:style style:name="P83" style:family="paragraph" style:parent-style-name="Standard">
      <style:text-properties officeooo:rsid="010ef2d3" officeooo:paragraph-rsid="010ef2d3"/>
    </style:style>
    <style:style style:name="P84" style:family="paragraph" style:parent-style-name="Standard">
      <style:text-properties officeooo:rsid="01189876" officeooo:paragraph-rsid="01189876"/>
    </style:style>
    <style:style style:name="P85" style:family="paragraph" style:parent-style-name="Standard">
      <style:text-properties officeooo:rsid="011d26d7" officeooo:paragraph-rsid="011d26d7"/>
    </style:style>
    <style:style style:name="P86" style:family="paragraph" style:parent-style-name="Standard">
      <style:text-properties officeooo:paragraph-rsid="011d26d7"/>
    </style:style>
    <style:style style:name="P87" style:family="paragraph" style:parent-style-name="Standard">
      <style:text-properties officeooo:rsid="0120b7cc" officeooo:paragraph-rsid="0120b7cc"/>
    </style:style>
    <style:style style:name="P88" style:family="paragraph" style:parent-style-name="Standard">
      <style:text-properties officeooo:paragraph-rsid="0120b7cc"/>
    </style:style>
    <style:style style:name="P89" style:family="paragraph" style:parent-style-name="Standard">
      <style:text-properties officeooo:rsid="0122f334" officeooo:paragraph-rsid="0122f334"/>
    </style:style>
    <style:style style:name="P90" style:family="paragraph" style:parent-style-name="Standard">
      <style:text-properties officeooo:rsid="0128b29b" officeooo:paragraph-rsid="0128b29b"/>
    </style:style>
    <style:style style:name="P91" style:family="paragraph" style:parent-style-name="Standard">
      <style:text-properties officeooo:rsid="0128b29b" officeooo:paragraph-rsid="012e61f0"/>
    </style:style>
    <style:style style:name="P92" style:family="paragraph" style:parent-style-name="Standard">
      <style:text-properties officeooo:rsid="01303d9b" officeooo:paragraph-rsid="01303d9b"/>
    </style:style>
    <style:style style:name="P93" style:family="paragraph" style:parent-style-name="Standard">
      <style:text-properties officeooo:rsid="013684a8" officeooo:paragraph-rsid="013684a8"/>
    </style:style>
    <style:style style:name="P94" style:family="paragraph" style:parent-style-name="Standard">
      <style:text-properties officeooo:rsid="013817ef" officeooo:paragraph-rsid="013817ef"/>
    </style:style>
    <style:style style:name="P95" style:family="paragraph" style:parent-style-name="Standard">
      <style:text-properties officeooo:rsid="013ba731" officeooo:paragraph-rsid="013ba731"/>
    </style:style>
    <style:style style:name="P96" style:family="paragraph" style:parent-style-name="Standard">
      <style:text-properties officeooo:paragraph-rsid="013ba731"/>
    </style:style>
    <style:style style:name="P97" style:family="paragraph" style:parent-style-name="Standard">
      <style:text-properties officeooo:rsid="013d6322" officeooo:paragraph-rsid="013d6322"/>
    </style:style>
    <style:style style:name="P98" style:family="paragraph" style:parent-style-name="Standard">
      <style:text-properties officeooo:rsid="013f5eda" officeooo:paragraph-rsid="013f5eda"/>
    </style:style>
    <style:style style:name="P99" style:family="paragraph" style:parent-style-name="Standard">
      <style:text-properties officeooo:rsid="0141802d" officeooo:paragraph-rsid="0141802d"/>
    </style:style>
    <style:style style:name="P100" style:family="paragraph" style:parent-style-name="Standard">
      <style:text-properties officeooo:paragraph-rsid="0141802d"/>
    </style:style>
    <style:style style:name="P101" style:family="paragraph" style:parent-style-name="Standard">
      <style:text-properties officeooo:rsid="01459865" officeooo:paragraph-rsid="01459865"/>
    </style:style>
    <style:style style:name="P102" style:family="paragraph" style:parent-style-name="Standard">
      <style:text-properties officeooo:rsid="014978e8" officeooo:paragraph-rsid="014978e8"/>
    </style:style>
    <style:style style:name="P103" style:family="paragraph" style:parent-style-name="Standard">
      <style:text-properties officeooo:rsid="007d6f4a" officeooo:paragraph-rsid="007d6f4a"/>
    </style:style>
    <style:style style:name="P104" style:family="paragraph" style:parent-style-name="Standard">
      <style:text-properties officeooo:rsid="00854325" officeooo:paragraph-rsid="00854325"/>
    </style:style>
    <style:style style:name="P105" style:family="paragraph" style:parent-style-name="Standard">
      <style:text-properties officeooo:rsid="008bd7c1" officeooo:paragraph-rsid="008bd7c1"/>
    </style:style>
    <style:style style:name="P106" style:family="paragraph" style:parent-style-name="Standard">
      <style:text-properties officeooo:rsid="008f3773" officeooo:paragraph-rsid="008f3773"/>
    </style:style>
    <style:style style:name="P107" style:family="paragraph" style:parent-style-name="Standard">
      <style:text-properties officeooo:rsid="0095ba30" officeooo:paragraph-rsid="0095ba30"/>
    </style:style>
    <style:style style:name="P108" style:family="paragraph" style:parent-style-name="Standard">
      <style:text-properties officeooo:rsid="009e1604" officeooo:paragraph-rsid="009e1604"/>
    </style:style>
    <style:style style:name="P109" style:family="paragraph" style:parent-style-name="Standard">
      <style:text-properties officeooo:rsid="009e1604" officeooo:paragraph-rsid="009fe82f"/>
    </style:style>
    <style:style style:name="P110" style:family="paragraph" style:parent-style-name="Standard">
      <style:text-properties officeooo:rsid="00a57723" officeooo:paragraph-rsid="009fe82f"/>
    </style:style>
    <style:style style:name="P111" style:family="paragraph" style:parent-style-name="Standard">
      <style:text-properties officeooo:rsid="00a7c636" officeooo:paragraph-rsid="00a7c636"/>
    </style:style>
    <style:style style:name="P112" style:family="paragraph" style:parent-style-name="Standard">
      <style:text-properties officeooo:rsid="00abc715" officeooo:paragraph-rsid="00abc715"/>
    </style:style>
    <style:style style:name="P113" style:family="paragraph" style:parent-style-name="Standard">
      <style:text-properties officeooo:rsid="00adf14e" officeooo:paragraph-rsid="00adf14e"/>
    </style:style>
    <style:style style:name="P114" style:family="paragraph" style:parent-style-name="Standard">
      <style:text-properties officeooo:rsid="00b1d627" officeooo:paragraph-rsid="00b1d627"/>
    </style:style>
    <style:style style:name="P115" style:family="paragraph" style:parent-style-name="Standard">
      <style:text-properties officeooo:rsid="00b793c0" officeooo:paragraph-rsid="00b793c0"/>
    </style:style>
    <style:style style:name="P116" style:family="paragraph" style:parent-style-name="Standard">
      <style:text-properties officeooo:rsid="00b8a0b1" officeooo:paragraph-rsid="00b8a0b1"/>
    </style:style>
    <style:style style:name="P117" style:family="paragraph" style:parent-style-name="Standard">
      <style:text-properties officeooo:rsid="00b8a0b1" officeooo:paragraph-rsid="00bb1a29"/>
    </style:style>
    <style:style style:name="P118" style:family="paragraph" style:parent-style-name="Standard">
      <style:text-properties officeooo:rsid="00bb1a29" officeooo:paragraph-rsid="00bb1a29"/>
    </style:style>
    <style:style style:name="P119" style:family="paragraph" style:parent-style-name="Standard">
      <style:text-properties officeooo:rsid="00bd18ac" officeooo:paragraph-rsid="00bd18ac"/>
    </style:style>
    <style:style style:name="P120" style:family="paragraph" style:parent-style-name="Standard">
      <style:text-properties officeooo:rsid="00c3decc" officeooo:paragraph-rsid="00c3decc"/>
    </style:style>
    <style:style style:name="P121" style:family="paragraph" style:parent-style-name="Standard">
      <style:text-properties officeooo:rsid="00c6aa20" officeooo:paragraph-rsid="00c6aa20"/>
    </style:style>
    <style:style style:name="P122" style:family="paragraph" style:parent-style-name="Standard">
      <style:text-properties officeooo:rsid="00caf896" officeooo:paragraph-rsid="00caf896"/>
    </style:style>
    <style:style style:name="P123" style:family="paragraph" style:parent-style-name="Standard">
      <style:text-properties officeooo:rsid="00cc6b10" officeooo:paragraph-rsid="00cc6b10"/>
    </style:style>
    <style:style style:name="P124" style:family="paragraph" style:parent-style-name="Standard">
      <style:text-properties officeooo:rsid="00cc6b10" officeooo:paragraph-rsid="00cf07f4"/>
    </style:style>
    <style:style style:name="P125" style:family="paragraph" style:parent-style-name="Standard">
      <style:text-properties officeooo:rsid="00cf07f4" officeooo:paragraph-rsid="00cf07f4"/>
    </style:style>
    <style:style style:name="P126" style:family="paragraph" style:parent-style-name="Standard">
      <style:text-properties officeooo:rsid="00cf2d2a" officeooo:paragraph-rsid="00cf2d2a"/>
    </style:style>
    <style:style style:name="P127" style:family="paragraph" style:parent-style-name="Standard">
      <style:text-properties officeooo:rsid="00d6e7bc" officeooo:paragraph-rsid="00d6e7bc"/>
    </style:style>
    <style:style style:name="P128" style:family="paragraph" style:parent-style-name="Standard">
      <style:text-properties officeooo:rsid="00d9fff0" officeooo:paragraph-rsid="00d9fff0"/>
    </style:style>
    <style:style style:name="P129" style:family="paragraph" style:parent-style-name="Standard">
      <style:text-properties officeooo:rsid="00de0194" officeooo:paragraph-rsid="00de0194"/>
    </style:style>
    <style:style style:name="P130" style:family="paragraph" style:parent-style-name="Standard">
      <style:text-properties officeooo:rsid="00de0194" officeooo:paragraph-rsid="00e18bec"/>
    </style:style>
    <style:style style:name="P131" style:family="paragraph" style:parent-style-name="Standard">
      <style:text-properties officeooo:rsid="00e18bec" officeooo:paragraph-rsid="00e18bec"/>
    </style:style>
    <style:style style:name="P132" style:family="paragraph" style:parent-style-name="Standard">
      <style:text-properties officeooo:rsid="00e2f862" officeooo:paragraph-rsid="00e2f862"/>
    </style:style>
    <style:style style:name="P133" style:family="paragraph" style:parent-style-name="Standard">
      <style:text-properties officeooo:rsid="00e531c5" officeooo:paragraph-rsid="00e531c5"/>
    </style:style>
    <style:style style:name="P134" style:family="paragraph" style:parent-style-name="Standard">
      <style:text-properties style:text-underline-style="none" officeooo:rsid="00e68c7f" officeooo:paragraph-rsid="00e68c7f"/>
    </style:style>
    <style:style style:name="P135" style:family="paragraph" style:parent-style-name="Standard">
      <style:text-properties style:text-underline-style="none" officeooo:rsid="00e74153" officeooo:paragraph-rsid="00e74153"/>
    </style:style>
    <style:style style:name="P136" style:family="paragraph" style:parent-style-name="Standard">
      <style:text-properties style:text-underline-style="none" officeooo:rsid="00e90b01" officeooo:paragraph-rsid="00e90b01"/>
    </style:style>
    <style:style style:name="P137" style:family="paragraph" style:parent-style-name="Standard">
      <style:text-properties style:text-underline-style="none" officeooo:rsid="00ebf868" officeooo:paragraph-rsid="00ebf868"/>
    </style:style>
    <style:style style:name="P138" style:family="paragraph" style:parent-style-name="Standard">
      <style:text-properties style:text-underline-style="none" officeooo:rsid="00ecf28a" officeooo:paragraph-rsid="00ecf28a"/>
    </style:style>
    <style:style style:name="P139" style:family="paragraph" style:parent-style-name="Standard">
      <style:text-properties style:text-underline-style="none" officeooo:rsid="00ef6751" officeooo:paragraph-rsid="00ef6751"/>
    </style:style>
    <style:style style:name="P140" style:family="paragraph" style:parent-style-name="Standard">
      <style:text-properties style:text-underline-style="none" officeooo:rsid="00f1f6a5" officeooo:paragraph-rsid="00f1f6a5"/>
    </style:style>
    <style:style style:name="P141" style:family="paragraph" style:parent-style-name="Standard">
      <style:text-properties style:text-underline-style="none" officeooo:rsid="00f5057e" officeooo:paragraph-rsid="00f5057e"/>
    </style:style>
    <style:style style:name="P142" style:family="paragraph" style:parent-style-name="Standard">
      <style:text-properties style:text-underline-style="none" officeooo:rsid="00f91ac0" officeooo:paragraph-rsid="00f91ac0"/>
    </style:style>
    <style:style style:name="P143" style:family="paragraph" style:parent-style-name="Standard">
      <style:text-properties style:text-underline-style="none" officeooo:rsid="00f9c253" officeooo:paragraph-rsid="00f9c253"/>
    </style:style>
    <style:style style:name="P144" style:family="paragraph" style:parent-style-name="Standard">
      <style:text-properties officeooo:rsid="007fd4c0" officeooo:paragraph-rsid="007fd4c0"/>
    </style:style>
    <style:style style:name="P145" style:family="paragraph" style:parent-style-name="Preformatted_20_Text" style:list-style-name="L1"/>
    <style:style style:name="P146" style:family="paragraph" style:parent-style-name="Preformatted_20_Text" style:list-style-name="L1">
      <style:paragraph-properties fo:margin-left="0cm" fo:margin-right="0cm" fo:text-indent="0cm" style:auto-text-indent="false" style:writing-mode="lr-tb"/>
    </style:style>
    <style:style style:name="P147" style:family="paragraph" style:parent-style-name="Preformatted_20_Text" style:list-style-name="L1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48" style:family="paragraph" style:parent-style-name="Preformatted_20_Text" style:list-style-name="L1">
      <style:paragraph-properties style:writing-mode="lr-tb"/>
    </style:style>
    <style:style style:name="P149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150" style:family="paragraph" style:parent-style-name="Standard">
      <style:text-properties officeooo:rsid="007fd4c0" officeooo:paragraph-rsid="007fd4c0"/>
    </style:style>
    <style:style style:name="P151" style:family="paragraph" style:parent-style-name="Standard">
      <style:text-properties officeooo:rsid="0085b05e" officeooo:paragraph-rsid="0085b05e"/>
    </style:style>
    <style:style style:name="P152" style:family="paragraph" style:parent-style-name="Text_20_body" style:list-style-name="L1"/>
    <style:style style:name="P153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17732f"/>
    </style:style>
    <style:style style:name="T2" style:family="text">
      <style:text-properties officeooo:rsid="0017ef35"/>
    </style:style>
    <style:style style:name="T3" style:family="text">
      <style:text-properties officeooo:rsid="00192c6e"/>
    </style:style>
    <style:style style:name="T4" style:family="text">
      <style:text-properties officeooo:rsid="0019d84f"/>
    </style:style>
    <style:style style:name="T5" style:family="text">
      <style:text-properties officeooo:rsid="001a7c01"/>
    </style:style>
    <style:style style:name="T6" style:family="text">
      <style:text-properties officeooo:rsid="001b81bd"/>
    </style:style>
    <style:style style:name="T7" style:family="text">
      <style:text-properties officeooo:rsid="001ccb28"/>
    </style:style>
    <style:style style:name="T8" style:family="text">
      <style:text-properties officeooo:rsid="001f05b0"/>
    </style:style>
    <style:style style:name="T9" style:family="text">
      <style:text-properties officeooo:rsid="00218425"/>
    </style:style>
    <style:style style:name="T10" style:family="text">
      <style:text-properties officeooo:rsid="0022edc1"/>
    </style:style>
    <style:style style:name="T11" style:family="text">
      <style:text-properties officeooo:rsid="0023808e"/>
    </style:style>
    <style:style style:name="T12" style:family="text">
      <style:text-properties officeooo:rsid="0024611b"/>
    </style:style>
    <style:style style:name="T13" style:family="text">
      <style:text-properties officeooo:rsid="00247b33"/>
    </style:style>
    <style:style style:name="T14" style:family="text">
      <style:text-properties officeooo:rsid="00257f2a"/>
    </style:style>
    <style:style style:name="T15" style:family="text">
      <style:text-properties officeooo:rsid="0027f2f4"/>
    </style:style>
    <style:style style:name="T16" style:family="text">
      <style:text-properties officeooo:rsid="002802b8"/>
    </style:style>
    <style:style style:name="T17" style:family="text">
      <style:text-properties officeooo:rsid="0029a3fc"/>
    </style:style>
    <style:style style:name="T18" style:family="text">
      <style:text-properties officeooo:rsid="002ced4b"/>
    </style:style>
    <style:style style:name="T19" style:family="text">
      <style:text-properties officeooo:rsid="002dd4e2"/>
    </style:style>
    <style:style style:name="T20" style:family="text">
      <style:text-properties officeooo:rsid="002f9801"/>
    </style:style>
    <style:style style:name="T21" style:family="text">
      <style:text-properties officeooo:rsid="0032ab30"/>
    </style:style>
    <style:style style:name="T22" style:family="text">
      <style:text-properties officeooo:rsid="00330495"/>
    </style:style>
    <style:style style:name="T23" style:family="text">
      <style:text-properties officeooo:rsid="00345bcf"/>
    </style:style>
    <style:style style:name="T24" style:family="text">
      <style:text-properties officeooo:rsid="00374ae3"/>
    </style:style>
    <style:style style:name="T25" style:family="text">
      <style:text-properties officeooo:rsid="003974e5"/>
    </style:style>
    <style:style style:name="T26" style:family="text">
      <style:text-properties officeooo:rsid="003b798a"/>
    </style:style>
    <style:style style:name="T27" style:family="text">
      <style:text-properties officeooo:rsid="003d6892"/>
    </style:style>
    <style:style style:name="T28" style:family="text">
      <style:text-properties officeooo:rsid="003e60f9"/>
    </style:style>
    <style:style style:name="T29" style:family="text">
      <style:text-properties officeooo:rsid="00410d0d"/>
    </style:style>
    <style:style style:name="T30" style:family="text">
      <style:text-properties officeooo:rsid="00414b90"/>
    </style:style>
    <style:style style:name="T31" style:family="text">
      <style:text-properties officeooo:rsid="0045285d"/>
    </style:style>
    <style:style style:name="T32" style:family="text">
      <style:text-properties officeooo:rsid="004722a8"/>
    </style:style>
    <style:style style:name="T33" style:family="text">
      <style:text-properties officeooo:rsid="004908c8"/>
    </style:style>
    <style:style style:name="T34" style:family="text">
      <style:text-properties officeooo:rsid="004afca6"/>
    </style:style>
    <style:style style:name="T35" style:family="text">
      <style:text-properties officeooo:rsid="004b6868"/>
    </style:style>
    <style:style style:name="T36" style:family="text">
      <style:text-properties officeooo:rsid="004d301a"/>
    </style:style>
    <style:style style:name="T37" style:family="text">
      <style:text-properties officeooo:rsid="004ef5bb"/>
    </style:style>
    <style:style style:name="T38" style:family="text">
      <style:text-properties officeooo:rsid="00500595"/>
    </style:style>
    <style:style style:name="T39" style:family="text">
      <style:text-properties officeooo:rsid="00510e7f"/>
    </style:style>
    <style:style style:name="T40" style:family="text">
      <style:text-properties officeooo:rsid="00522eaa"/>
    </style:style>
    <style:style style:name="T41" style:family="text">
      <style:text-properties officeooo:rsid="0054af5e"/>
    </style:style>
    <style:style style:name="T42" style:family="text">
      <style:text-properties officeooo:rsid="00562205"/>
    </style:style>
    <style:style style:name="T43" style:family="text">
      <style:text-properties officeooo:rsid="00562623"/>
    </style:style>
    <style:style style:name="T44" style:family="text">
      <style:text-properties officeooo:rsid="0057a2ee"/>
    </style:style>
    <style:style style:name="T45" style:family="text">
      <style:text-properties officeooo:rsid="00597ef9"/>
    </style:style>
    <style:style style:name="T46" style:family="text">
      <style:text-properties officeooo:rsid="0059ba1a"/>
    </style:style>
    <style:style style:name="T47" style:family="text">
      <style:text-properties officeooo:rsid="005b1b6b"/>
    </style:style>
    <style:style style:name="T48" style:family="text">
      <style:text-properties officeooo:rsid="005cbbce"/>
    </style:style>
    <style:style style:name="T49" style:family="text">
      <style:text-properties officeooo:rsid="005f2a1a"/>
    </style:style>
    <style:style style:name="T50" style:family="text">
      <style:text-properties officeooo:rsid="005ff38f"/>
    </style:style>
    <style:style style:name="T51" style:family="text">
      <style:text-properties officeooo:rsid="006112be"/>
    </style:style>
    <style:style style:name="T52" style:family="text">
      <style:text-properties officeooo:rsid="0065172a"/>
    </style:style>
    <style:style style:name="T53" style:family="text">
      <style:text-properties officeooo:rsid="0066b0b6"/>
    </style:style>
    <style:style style:name="T54" style:family="text">
      <style:text-properties officeooo:rsid="0066fc46"/>
    </style:style>
    <style:style style:name="T55" style:family="text">
      <style:text-properties officeooo:rsid="006a9113"/>
    </style:style>
    <style:style style:name="T56" style:family="text">
      <style:text-properties officeooo:rsid="006e8036"/>
    </style:style>
    <style:style style:name="T57" style:family="text">
      <style:text-properties officeooo:rsid="00706f83"/>
    </style:style>
    <style:style style:name="T58" style:family="text">
      <style:text-properties officeooo:rsid="0071f858"/>
    </style:style>
    <style:style style:name="T59" style:family="text">
      <style:text-properties officeooo:rsid="0078590b"/>
    </style:style>
    <style:style style:name="T60" style:family="text">
      <style:text-properties officeooo:rsid="007a94d2"/>
    </style:style>
    <style:style style:name="T61" style:family="text">
      <style:text-properties officeooo:rsid="007b4633"/>
    </style:style>
    <style:style style:name="T62" style:family="text">
      <style:text-properties officeooo:rsid="007cf481"/>
    </style:style>
    <style:style style:name="T63" style:family="text">
      <style:text-properties officeooo:rsid="007cd584"/>
    </style:style>
    <style:style style:name="T64" style:family="text">
      <style:text-properties officeooo:rsid="007e5f43"/>
    </style:style>
    <style:style style:name="T65" style:family="text">
      <style:text-properties officeooo:rsid="0081ad10"/>
    </style:style>
    <style:style style:name="T66" style:family="text">
      <style:text-properties officeooo:rsid="0084459a"/>
    </style:style>
    <style:style style:name="T67" style:family="text">
      <style:text-properties officeooo:rsid="008554a1"/>
    </style:style>
    <style:style style:name="T68" style:family="text">
      <style:text-properties officeooo:rsid="0086f0f1"/>
    </style:style>
    <style:style style:name="T69" style:family="text">
      <style:text-properties officeooo:rsid="0088628b"/>
    </style:style>
    <style:style style:name="T70" style:family="text">
      <style:text-properties officeooo:rsid="00887a55"/>
    </style:style>
    <style:style style:name="T71" style:family="text">
      <style:text-properties officeooo:rsid="00888e52"/>
    </style:style>
    <style:style style:name="T72" style:family="text">
      <style:text-properties officeooo:rsid="008a69da"/>
    </style:style>
    <style:style style:name="T73" style:family="text">
      <style:text-properties officeooo:rsid="008b067a"/>
    </style:style>
    <style:style style:name="T74" style:family="text">
      <style:text-properties officeooo:rsid="008b9263"/>
    </style:style>
    <style:style style:name="T75" style:family="text">
      <style:text-properties officeooo:rsid="008d399a"/>
    </style:style>
    <style:style style:name="T76" style:family="text">
      <style:text-properties officeooo:rsid="008eaa7e"/>
    </style:style>
    <style:style style:name="T77" style:family="text">
      <style:text-properties officeooo:rsid="008f8c9d"/>
    </style:style>
    <style:style style:name="T78" style:family="text">
      <style:text-properties officeooo:rsid="00943834"/>
    </style:style>
    <style:style style:name="T79" style:family="text">
      <style:text-properties officeooo:rsid="0094520a"/>
    </style:style>
    <style:style style:name="T80" style:family="text">
      <style:text-properties officeooo:rsid="00960c59"/>
    </style:style>
    <style:style style:name="T81" style:family="text">
      <style:text-properties officeooo:rsid="00976bb2"/>
    </style:style>
    <style:style style:name="T82" style:family="text">
      <style:text-properties officeooo:rsid="009aa979"/>
    </style:style>
    <style:style style:name="T83" style:family="text">
      <style:text-properties officeooo:rsid="009c0682"/>
    </style:style>
    <style:style style:name="T84" style:family="text">
      <style:text-properties officeooo:rsid="009da355"/>
    </style:style>
    <style:style style:name="T85" style:family="text">
      <style:text-properties officeooo:rsid="009e04c7"/>
    </style:style>
    <style:style style:name="T86" style:family="text">
      <style:text-properties officeooo:rsid="009f1294"/>
    </style:style>
    <style:style style:name="T87" style:family="text">
      <style:text-properties officeooo:rsid="00a0af5e"/>
    </style:style>
    <style:style style:name="T88" style:family="text">
      <style:text-properties officeooo:rsid="00a35e71"/>
    </style:style>
    <style:style style:name="T89" style:family="text">
      <style:text-properties officeooo:rsid="00a730e8"/>
    </style:style>
    <style:style style:name="T90" style:family="text">
      <style:text-properties officeooo:rsid="00aa1774"/>
    </style:style>
    <style:style style:name="T91" style:family="text">
      <style:text-properties officeooo:rsid="00aaa075"/>
    </style:style>
    <style:style style:name="T92" style:family="text">
      <style:text-properties officeooo:rsid="00ab88d6"/>
    </style:style>
    <style:style style:name="T93" style:family="text">
      <style:text-properties officeooo:rsid="00ac2c7e"/>
    </style:style>
    <style:style style:name="T94" style:family="text">
      <style:text-properties officeooo:rsid="00adbb86"/>
    </style:style>
    <style:style style:name="T95" style:family="text">
      <style:text-properties officeooo:rsid="00af85c4"/>
    </style:style>
    <style:style style:name="T96" style:family="text">
      <style:text-properties officeooo:rsid="00afa21a"/>
    </style:style>
    <style:style style:name="T97" style:family="text">
      <style:text-properties officeooo:rsid="00b2a548"/>
    </style:style>
    <style:style style:name="T98" style:family="text">
      <style:text-properties officeooo:rsid="00b1dbe9"/>
    </style:style>
    <style:style style:name="T99" style:family="text">
      <style:text-properties officeooo:rsid="00b360ab"/>
    </style:style>
    <style:style style:name="T100" style:family="text">
      <style:text-properties officeooo:rsid="00b3e6cf"/>
    </style:style>
    <style:style style:name="T101" style:family="text">
      <style:text-properties officeooo:rsid="00b461b2"/>
    </style:style>
    <style:style style:name="T102" style:family="text">
      <style:text-properties officeooo:rsid="00b8c8b3"/>
    </style:style>
    <style:style style:name="T103" style:family="text">
      <style:text-properties officeooo:rsid="00bb1bec"/>
    </style:style>
    <style:style style:name="T104" style:family="text">
      <style:text-properties officeooo:rsid="00bb25e5"/>
    </style:style>
    <style:style style:name="T105" style:family="text">
      <style:text-properties officeooo:rsid="00bc3497"/>
    </style:style>
    <style:style style:name="T106" style:family="text">
      <style:text-properties officeooo:rsid="00be2660"/>
    </style:style>
    <style:style style:name="T107" style:family="text">
      <style:text-properties officeooo:rsid="00c1b335"/>
    </style:style>
    <style:style style:name="T108" style:family="text">
      <style:text-properties officeooo:rsid="00c14a00"/>
    </style:style>
    <style:style style:name="T109" style:family="text">
      <style:text-properties officeooo:rsid="00c24dd9"/>
    </style:style>
    <style:style style:name="T110" style:family="text">
      <style:text-properties officeooo:rsid="00c27fb7"/>
    </style:style>
    <style:style style:name="T111" style:family="text">
      <style:text-properties officeooo:rsid="00c4b649"/>
    </style:style>
    <style:style style:name="T112" style:family="text">
      <style:text-properties officeooo:rsid="00c54b5d"/>
    </style:style>
    <style:style style:name="T113" style:family="text">
      <style:text-properties officeooo:rsid="00c5727e"/>
    </style:style>
    <style:style style:name="T114" style:family="text">
      <style:text-properties officeooo:rsid="00c3ed0c"/>
    </style:style>
    <style:style style:name="T115" style:family="text">
      <style:text-properties officeooo:rsid="00c75925"/>
    </style:style>
    <style:style style:name="T116" style:family="text">
      <style:text-properties fo:color="#abb2bf" loext:opacity="100%" style:font-name="Consolas" fo:font-size="10.5pt" fo:font-weight="normal" fo:background-color="#282c34" loext:char-shading-value="0"/>
    </style:style>
    <style:style style:name="T117" style:family="text">
      <style:text-properties fo:color="#e06c75" loext:opacity="100%" style:font-name="Consolas" fo:font-size="10.5pt" fo:font-weight="normal"/>
    </style:style>
    <style:style style:name="T118" style:family="text">
      <style:text-properties fo:color="#e06c75" loext:opacity="100%" style:font-name="Consolas" fo:font-size="10.5pt" fo:font-weight="normal" fo:background-color="#282c34" loext:char-shading-value="0"/>
    </style:style>
    <style:style style:name="T119" style:family="text">
      <style:text-properties fo:color="#d19a66" loext:opacity="100%" style:font-name="Consolas" fo:font-size="10.5pt" fo:font-weight="normal"/>
    </style:style>
    <style:style style:name="T120" style:family="text">
      <style:text-properties fo:color="#d19a66" loext:opacity="100%" style:font-name="Consolas" fo:font-size="10.5pt" fo:font-weight="normal" fo:background-color="#282c34" loext:char-shading-value="0"/>
    </style:style>
    <style:style style:name="T121" style:family="text">
      <style:text-properties fo:color="#98c379" loext:opacity="100%" style:font-name="Consolas" fo:font-size="10.5pt" fo:font-weight="normal"/>
    </style:style>
    <style:style style:name="T122" style:family="text">
      <style:text-properties fo:color="#98c379" loext:opacity="100%" style:font-name="Consolas" fo:font-size="10.5pt" fo:font-weight="normal" fo:background-color="#282c34" loext:char-shading-value="0"/>
    </style:style>
    <style:style style:name="T123" style:family="text">
      <style:text-properties style:font-name="Consolas" fo:font-size="10.5pt" fo:font-weight="normal"/>
    </style:style>
    <style:style style:name="T124" style:family="text">
      <style:text-properties fo:color="#56b6c2" loext:opacity="100%" style:font-name="Consolas" fo:font-size="10.5pt" fo:font-weight="normal"/>
    </style:style>
    <style:style style:name="T125" style:family="text">
      <style:text-properties fo:color="#56b6c2" loext:opacity="100%" style:font-name="Consolas" fo:font-size="10.5pt" fo:font-weight="normal" fo:background-color="#282c34" loext:char-shading-value="0"/>
    </style:style>
    <style:style style:name="T126" style:family="text">
      <style:text-properties fo:color="#61afef" loext:opacity="100%" style:font-name="Consolas" fo:font-size="10.5pt" fo:font-weight="normal"/>
    </style:style>
    <style:style style:name="T127" style:family="text">
      <style:text-properties fo:color="#61afef" loext:opacity="100%" style:font-name="Consolas" fo:font-size="10.5pt" fo:font-weight="normal" fo:background-color="#282c34" loext:char-shading-value="0"/>
    </style:style>
    <style:style style:name="T128" style:family="text">
      <style:text-properties officeooo:rsid="00c93550"/>
    </style:style>
    <style:style style:name="T129" style:family="text">
      <style:text-properties officeooo:rsid="00b9bcf8"/>
    </style:style>
    <style:style style:name="T130" style:family="text">
      <style:text-properties fo:color="#c678dd" loext:opacity="100%" style:font-name="Consolas" fo:font-size="10.5pt" fo:font-weight="normal"/>
    </style:style>
    <style:style style:name="T131" style:family="text">
      <style:text-properties fo:color="#c678dd" loext:opacity="100%" style:font-name="Consolas" fo:font-size="10.5pt" fo:font-weight="normal" fo:background-color="#282c34" loext:char-shading-value="0"/>
    </style:style>
    <style:style style:name="T132" style:family="text">
      <style:text-properties officeooo:rsid="00cada1b"/>
    </style:style>
    <style:style style:name="T133" style:family="text">
      <style:text-properties officeooo:rsid="00cb015d"/>
    </style:style>
    <style:style style:name="T134" style:family="text">
      <style:text-properties fo:color="#5c6370" loext:opacity="100%" style:font-name="Consolas" fo:font-size="10.5pt" fo:font-style="italic" fo:font-weight="normal"/>
    </style:style>
    <style:style style:name="T135" style:family="text">
      <style:text-properties officeooo:rsid="00ce15c1"/>
    </style:style>
    <style:style style:name="T136" style:family="text">
      <style:text-properties officeooo:rsid="00ce4815"/>
    </style:style>
    <style:style style:name="T137" style:family="text">
      <style:text-properties officeooo:rsid="00cf8c74"/>
    </style:style>
    <style:style style:name="T138" style:family="text">
      <style:text-properties officeooo:rsid="00d08042"/>
    </style:style>
    <style:style style:name="T139" style:family="text">
      <style:text-properties officeooo:rsid="00d21574"/>
    </style:style>
    <style:style style:name="T140" style:family="text">
      <style:text-properties officeooo:rsid="00d329ae"/>
    </style:style>
    <style:style style:name="T141" style:family="text">
      <style:text-properties officeooo:rsid="00d6494d"/>
    </style:style>
    <style:style style:name="T142" style:family="text">
      <style:text-properties officeooo:rsid="00d7c9ac"/>
    </style:style>
    <style:style style:name="T143" style:family="text">
      <style:text-properties officeooo:rsid="00d7d64e"/>
    </style:style>
    <style:style style:name="T144" style:family="text">
      <style:text-properties officeooo:rsid="00d923e4"/>
    </style:style>
    <style:style style:name="T145" style:family="text">
      <style:text-properties officeooo:rsid="00d988dc"/>
    </style:style>
    <style:style style:name="T146" style:family="text">
      <style:text-properties officeooo:rsid="00da9d4b"/>
    </style:style>
    <style:style style:name="T147" style:family="text">
      <style:text-properties officeooo:rsid="00db3281"/>
    </style:style>
    <style:style style:name="T148" style:family="text">
      <style:text-properties officeooo:rsid="00dc457f"/>
    </style:style>
    <style:style style:name="T149" style:family="text">
      <style:text-properties officeooo:rsid="00df0057"/>
    </style:style>
    <style:style style:name="T150" style:family="text">
      <style:text-properties officeooo:rsid="00e0d407"/>
    </style:style>
    <style:style style:name="T151" style:family="text">
      <style:text-properties officeooo:rsid="00e2139a"/>
    </style:style>
    <style:style style:name="T152" style:family="text">
      <style:text-properties officeooo:rsid="00e545d9"/>
    </style:style>
    <style:style style:name="T153" style:family="text">
      <style:text-properties officeooo:rsid="00e28e6d"/>
    </style:style>
    <style:style style:name="T154" style:family="text">
      <style:text-properties officeooo:rsid="00e57877"/>
    </style:style>
    <style:style style:name="T155" style:family="text">
      <style:text-properties officeooo:rsid="00e7ad5a"/>
    </style:style>
    <style:style style:name="T156" style:family="text">
      <style:text-properties officeooo:rsid="00e602f9"/>
    </style:style>
    <style:style style:name="T157" style:family="text">
      <style:text-properties officeooo:rsid="00e99475"/>
    </style:style>
    <style:style style:name="T158" style:family="text">
      <style:text-properties officeooo:rsid="00e9d47b"/>
    </style:style>
    <style:style style:name="T159" style:family="text">
      <style:text-properties officeooo:rsid="00ebcb5e"/>
    </style:style>
    <style:style style:name="T160" style:family="text">
      <style:text-properties officeooo:rsid="00ec12ce"/>
    </style:style>
    <style:style style:name="T161" style:family="text">
      <style:text-properties officeooo:rsid="00ec3677"/>
    </style:style>
    <style:style style:name="T162" style:family="text">
      <style:text-properties officeooo:rsid="00edf478"/>
    </style:style>
    <style:style style:name="T163" style:family="text">
      <style:text-properties officeooo:rsid="00f0f491"/>
    </style:style>
    <style:style style:name="T164" style:family="text">
      <style:text-properties officeooo:rsid="00f25bf0"/>
    </style:style>
    <style:style style:name="T165" style:family="text">
      <style:text-properties officeooo:rsid="00f2ce9e"/>
    </style:style>
    <style:style style:name="T166" style:family="text">
      <style:text-properties officeooo:rsid="00f36e87"/>
    </style:style>
    <style:style style:name="T167" style:family="text">
      <style:text-properties officeooo:rsid="00f4614c"/>
    </style:style>
    <style:style style:name="T168" style:family="text">
      <style:text-properties officeooo:rsid="00f6351f"/>
    </style:style>
    <style:style style:name="T169" style:family="text">
      <style:text-properties officeooo:rsid="00f88f31"/>
    </style:style>
    <style:style style:name="T170" style:family="text">
      <style:text-properties officeooo:rsid="00f9405f"/>
    </style:style>
    <style:style style:name="T171" style:family="text">
      <style:text-properties officeooo:rsid="00fbe18c"/>
    </style:style>
    <style:style style:name="T172" style:family="text">
      <style:text-properties officeooo:rsid="00fca1c7"/>
    </style:style>
    <style:style style:name="T173" style:family="text">
      <style:text-properties officeooo:rsid="00fd49fc"/>
    </style:style>
    <style:style style:name="T174" style:family="text">
      <style:text-properties officeooo:rsid="00fee5ae"/>
    </style:style>
    <style:style style:name="T175" style:family="text">
      <style:text-properties officeooo:rsid="00fb6413"/>
    </style:style>
    <style:style style:name="T176" style:family="text">
      <style:text-properties fo:color="#e5c07b" loext:opacity="100%" style:font-name="Consolas" fo:font-size="10.5pt" fo:font-weight="normal" fo:background-color="#282c34" loext:char-shading-value="0"/>
    </style:style>
    <style:style style:name="T177" style:family="text">
      <style:text-properties officeooo:rsid="0101c872"/>
    </style:style>
    <style:style style:name="T178" style:family="text">
      <style:text-properties officeooo:rsid="0104c916"/>
    </style:style>
    <style:style style:name="T179" style:family="text">
      <style:text-properties officeooo:rsid="010579e7"/>
    </style:style>
    <style:style style:name="T180" style:family="text">
      <style:text-properties officeooo:rsid="01074bf5"/>
    </style:style>
    <style:style style:name="T181" style:family="text">
      <style:text-properties officeooo:rsid="010c448e"/>
    </style:style>
    <style:style style:name="T182" style:family="text">
      <style:text-properties officeooo:rsid="0108e2fb"/>
    </style:style>
    <style:style style:name="T183" style:family="text">
      <style:text-properties officeooo:rsid="010a2a15"/>
    </style:style>
    <style:style style:name="T184" style:family="text">
      <style:text-properties officeooo:rsid="010ae3c4"/>
    </style:style>
    <style:style style:name="T185" style:family="text">
      <style:text-properties officeooo:rsid="010e17fc"/>
    </style:style>
    <style:style style:name="T186" style:family="text">
      <style:text-properties officeooo:rsid="010e60e1"/>
    </style:style>
    <style:style style:name="T187" style:family="text">
      <style:text-properties officeooo:rsid="010ef051"/>
    </style:style>
    <style:style style:name="T188" style:family="text">
      <style:text-properties officeooo:rsid="0111307a"/>
    </style:style>
    <style:style style:name="T189" style:family="text">
      <style:text-properties officeooo:rsid="0112c08d"/>
    </style:style>
    <style:style style:name="T190" style:family="text">
      <style:text-properties officeooo:rsid="01136fe4"/>
    </style:style>
    <style:style style:name="T191" style:family="text">
      <style:text-properties officeooo:rsid="010f2911"/>
    </style:style>
    <style:style style:name="T192" style:family="text">
      <style:text-properties officeooo:rsid="010fde0d"/>
    </style:style>
    <style:style style:name="T193" style:family="text">
      <style:text-properties officeooo:rsid="011253a1"/>
    </style:style>
    <style:style style:name="T194" style:family="text">
      <style:text-properties officeooo:rsid="0114ec05"/>
    </style:style>
    <style:style style:name="T195" style:family="text">
      <style:text-properties officeooo:rsid="0115846f"/>
    </style:style>
    <style:style style:name="T196" style:family="text">
      <style:text-properties officeooo:rsid="0116b669"/>
    </style:style>
    <style:style style:name="T197" style:family="text">
      <style:text-properties officeooo:rsid="011a1c13"/>
    </style:style>
    <style:style style:name="T198" style:family="text">
      <style:text-properties officeooo:rsid="011bb58c"/>
    </style:style>
    <style:style style:name="T199" style:family="text">
      <style:text-properties officeooo:rsid="011d9309"/>
    </style:style>
    <style:style style:name="T200" style:family="text">
      <style:text-properties officeooo:rsid="011f47ea"/>
    </style:style>
    <style:style style:name="T201" style:family="text">
      <style:text-properties officeooo:rsid="011d26d7"/>
    </style:style>
    <style:style style:name="T202" style:family="text">
      <style:text-properties officeooo:rsid="0120f518"/>
    </style:style>
    <style:style style:name="T203" style:family="text">
      <style:text-properties officeooo:rsid="0120b7cc"/>
    </style:style>
    <style:style style:name="T204" style:family="text">
      <style:text-properties officeooo:rsid="01217cd0"/>
    </style:style>
    <style:style style:name="T205" style:family="text">
      <style:text-properties officeooo:rsid="0124bdb5"/>
    </style:style>
    <style:style style:name="T206" style:family="text">
      <style:text-properties officeooo:rsid="012630b3"/>
    </style:style>
    <style:style style:name="T207" style:family="text">
      <style:text-properties officeooo:rsid="01265bb0"/>
    </style:style>
    <style:style style:name="T208" style:family="text">
      <style:text-properties officeooo:rsid="012697d4"/>
    </style:style>
    <style:style style:name="T209" style:family="text">
      <style:text-properties officeooo:rsid="012a5b04"/>
    </style:style>
    <style:style style:name="T210" style:family="text">
      <style:text-properties officeooo:rsid="012b3003"/>
    </style:style>
    <style:style style:name="T211" style:family="text">
      <style:text-properties officeooo:rsid="012c0025"/>
    </style:style>
    <style:style style:name="T212" style:family="text">
      <style:text-properties officeooo:rsid="012ca13a"/>
    </style:style>
    <style:style style:name="T213" style:family="text">
      <style:text-properties officeooo:rsid="012de116"/>
    </style:style>
    <style:style style:name="T214" style:family="text">
      <style:text-properties officeooo:rsid="012e61f0"/>
    </style:style>
    <style:style style:name="T215" style:family="text">
      <style:text-properties officeooo:rsid="01303d9b"/>
    </style:style>
    <style:style style:name="T216" style:family="text">
      <style:text-properties officeooo:rsid="01314f00"/>
    </style:style>
    <style:style style:name="T217" style:family="text">
      <style:text-properties officeooo:rsid="013684a8"/>
    </style:style>
    <style:style style:name="T218" style:family="text">
      <style:text-properties officeooo:rsid="0137d8ab"/>
    </style:style>
    <style:style style:name="T219" style:family="text">
      <style:text-properties officeooo:rsid="013817ef"/>
    </style:style>
    <style:style style:name="T220" style:family="text">
      <style:text-properties officeooo:rsid="0139987a"/>
    </style:style>
    <style:style style:name="T221" style:family="text">
      <style:text-properties officeooo:rsid="013b515f"/>
    </style:style>
    <style:style style:name="T222" style:family="text">
      <style:text-properties officeooo:rsid="013ba731"/>
    </style:style>
    <style:style style:name="T223" style:family="text">
      <style:text-properties officeooo:rsid="013ce66d"/>
    </style:style>
    <style:style style:name="T224" style:family="text">
      <style:text-properties fo:color="#e1e1e6" loext:opacity="100%" fo:background-color="#191622" loext:char-shading-value="0"/>
    </style:style>
    <style:style style:name="T225" style:family="text">
      <style:text-properties fo:color="#ff79c6" loext:opacity="100%" fo:background-color="#191622" loext:char-shading-value="0"/>
    </style:style>
    <style:style style:name="T226" style:family="text">
      <style:text-properties fo:background-color="#191622" loext:char-shading-value="0"/>
    </style:style>
    <style:style style:name="T227" style:family="text">
      <style:text-properties fo:color="#e7de79" loext:opacity="100%" fo:background-color="#191622" loext:char-shading-value="0"/>
    </style:style>
    <style:style style:name="T228" style:family="text">
      <style:text-properties fo:color="#988bc7" loext:opacity="100%" fo:background-color="#191622" loext:char-shading-value="0"/>
    </style:style>
    <style:style style:name="T229" style:family="text">
      <style:text-properties fo:color="#67e480" loext:opacity="100%" fo:background-color="#191622" loext:char-shading-value="0"/>
    </style:style>
    <style:style style:name="T230" style:family="text">
      <style:text-properties officeooo:rsid="013d6322"/>
    </style:style>
    <style:style style:name="T231" style:family="text">
      <style:text-properties officeooo:rsid="013dd329"/>
    </style:style>
    <style:style style:name="T232" style:family="text">
      <style:text-properties officeooo:rsid="013f5eda"/>
    </style:style>
    <style:style style:name="T233" style:family="text">
      <style:text-properties officeooo:rsid="01403594"/>
    </style:style>
    <style:style style:name="T234" style:family="text">
      <style:text-properties officeooo:rsid="0141802d"/>
    </style:style>
    <style:style style:name="T235" style:family="text">
      <style:text-properties officeooo:rsid="014343bc"/>
    </style:style>
    <style:style style:name="T236" style:family="text">
      <style:text-properties officeooo:rsid="0145be7a"/>
    </style:style>
    <style:style style:name="T237" style:family="text">
      <style:text-properties officeooo:rsid="0146b247"/>
    </style:style>
    <style:style style:name="T238" style:family="text">
      <style:text-properties officeooo:rsid="0149164e"/>
    </style:style>
    <style:style style:name="T239" style:family="text">
      <style:text-properties officeooo:rsid="014978e8"/>
    </style:style>
    <style:style style:name="T240" style:family="text">
      <style:text-properties officeooo:rsid="0149b65c"/>
    </style:style>
    <style:style style:name="T241" style:family="text">
      <style:text-properties officeooo:rsid="014a1661"/>
    </style:style>
    <style:style style:name="T242" style:family="text">
      <style:text-properties officeooo:rsid="007c1830"/>
    </style:style>
    <style:style style:name="T243" style:family="text">
      <style:text-properties officeooo:rsid="007efefb"/>
    </style:style>
    <style:style style:name="T244" style:family="text">
      <style:text-properties officeooo:rsid="007ffaed"/>
    </style:style>
    <style:style style:name="T245" style:family="text">
      <style:text-properties officeooo:rsid="0081fe52"/>
    </style:style>
    <style:style style:name="T246" style:family="text">
      <style:text-properties officeooo:rsid="008345fb"/>
    </style:style>
    <style:style style:name="T247" style:family="text">
      <style:text-properties officeooo:rsid="00861c31"/>
    </style:style>
    <style:style style:name="T248" style:family="text">
      <style:text-properties officeooo:rsid="008714c3"/>
    </style:style>
    <style:style style:name="T249" style:family="text">
      <style:text-properties officeooo:rsid="008a2722"/>
    </style:style>
    <style:style style:name="T250" style:family="text">
      <style:text-properties officeooo:rsid="008d62d9"/>
    </style:style>
    <style:style style:name="T251" style:family="text">
      <style:text-properties officeooo:rsid="008d877c"/>
    </style:style>
    <style:style style:name="T252" style:family="text">
      <style:text-properties officeooo:rsid="008e2cab"/>
    </style:style>
    <style:style style:name="T253" style:family="text">
      <style:text-properties officeooo:rsid="00908b9a"/>
    </style:style>
    <style:style style:name="T254" style:family="text">
      <style:text-properties officeooo:rsid="00912698"/>
    </style:style>
    <style:style style:name="T255" style:family="text">
      <style:text-properties officeooo:rsid="00930382"/>
    </style:style>
    <style:style style:name="T256" style:family="text">
      <style:text-properties officeooo:rsid="009335be"/>
    </style:style>
    <style:style style:name="T257" style:family="text">
      <style:text-properties officeooo:rsid="00943db6"/>
    </style:style>
    <style:style style:name="T258" style:family="text">
      <style:text-properties officeooo:rsid="0094aafb"/>
    </style:style>
    <style:style style:name="T259" style:family="text">
      <style:text-properties officeooo:rsid="009650c7"/>
    </style:style>
    <style:style style:name="T260" style:family="text">
      <style:text-properties officeooo:rsid="0099a138"/>
    </style:style>
    <style:style style:name="T261" style:family="text">
      <style:text-properties officeooo:rsid="009b6ed9"/>
    </style:style>
    <style:style style:name="T262" style:family="text">
      <style:text-properties officeooo:rsid="009b9ffd"/>
    </style:style>
    <style:style style:name="T263" style:family="text">
      <style:text-properties officeooo:rsid="00a4cd3d"/>
    </style:style>
    <style:style style:name="T264" style:family="text">
      <style:text-properties officeooo:rsid="009fe82f"/>
    </style:style>
    <style:style style:name="T265" style:family="text">
      <style:text-properties officeooo:rsid="00a16ee0"/>
    </style:style>
    <style:style style:name="T266" style:family="text">
      <style:text-properties officeooo:rsid="00a30fdf"/>
    </style:style>
    <style:style style:name="T267" style:family="text">
      <style:text-properties officeooo:rsid="00a54afc"/>
    </style:style>
    <style:style style:name="T268" style:family="text">
      <style:text-properties officeooo:rsid="00a5e09c"/>
    </style:style>
    <style:style style:name="T269" style:family="text">
      <style:text-properties officeooo:rsid="00a63447"/>
    </style:style>
    <style:style style:name="T270" style:family="text">
      <style:text-properties officeooo:rsid="00a99f2a"/>
    </style:style>
    <style:style style:name="T271" style:family="text">
      <style:text-properties officeooo:rsid="00aae988"/>
    </style:style>
    <style:style style:name="T272" style:family="text">
      <style:text-properties officeooo:rsid="00ac643e"/>
    </style:style>
    <style:style style:name="T273" style:family="text">
      <style:text-properties officeooo:rsid="00ae3d65"/>
    </style:style>
    <style:style style:name="T274" style:family="text">
      <style:text-properties officeooo:rsid="00aee8b8"/>
    </style:style>
    <style:style style:name="T275" style:family="text">
      <style:text-properties officeooo:rsid="00b0e240"/>
    </style:style>
    <style:style style:name="T276" style:family="text">
      <style:text-properties officeooo:rsid="00b16ae2"/>
    </style:style>
    <style:style style:name="T277" style:family="text">
      <style:text-properties officeooo:rsid="00b1d168"/>
    </style:style>
    <style:style style:name="T278" style:family="text">
      <style:text-properties officeooo:rsid="00b1d627"/>
    </style:style>
    <style:style style:name="T279" style:family="text">
      <style:text-properties officeooo:rsid="00b31a26"/>
    </style:style>
    <style:style style:name="T280" style:family="text">
      <style:text-properties officeooo:rsid="00b41d03"/>
    </style:style>
    <style:style style:name="T281" style:family="text">
      <style:text-properties officeooo:rsid="00b5e4c8"/>
    </style:style>
    <style:style style:name="T282" style:family="text">
      <style:text-properties officeooo:rsid="00b7ac94"/>
    </style:style>
    <style:style style:name="T283" style:family="text">
      <style:text-properties officeooo:rsid="00b8a0b1"/>
    </style:style>
    <style:style style:name="T284" style:family="text">
      <style:text-properties officeooo:rsid="00b8ae4a"/>
    </style:style>
    <style:style style:name="T285" style:family="text">
      <style:text-properties officeooo:rsid="00b9429e"/>
    </style:style>
    <style:style style:name="T286" style:family="text">
      <style:text-properties officeooo:rsid="00b9724a"/>
    </style:style>
    <style:style style:name="T287" style:family="text">
      <style:text-properties officeooo:rsid="00bcc490"/>
    </style:style>
    <style:style style:name="T288" style:family="text">
      <style:text-properties officeooo:rsid="00be6943"/>
    </style:style>
    <style:style style:name="T289" style:family="text">
      <style:text-properties officeooo:rsid="00c1819b"/>
    </style:style>
    <style:style style:name="T290" style:family="text">
      <style:text-properties officeooo:rsid="00c41a46"/>
    </style:style>
    <style:style style:name="T291" style:family="text">
      <style:text-properties officeooo:rsid="00c48ca3"/>
    </style:style>
    <style:style style:name="T292" style:family="text">
      <style:text-properties officeooo:rsid="00c8858d"/>
    </style:style>
    <style:style style:name="T293" style:family="text">
      <style:text-properties officeooo:rsid="00cb42a5"/>
    </style:style>
    <style:style style:name="T294" style:family="text">
      <style:text-properties officeooo:rsid="00cca112"/>
    </style:style>
    <style:style style:name="T295" style:family="text">
      <style:text-properties officeooo:rsid="00cd1c98"/>
    </style:style>
    <style:style style:name="T296" style:family="text">
      <style:text-properties officeooo:rsid="00cdaa9e"/>
    </style:style>
    <style:style style:name="T297" style:family="text">
      <style:text-properties officeooo:rsid="00cf07f4"/>
    </style:style>
    <style:style style:name="T298" style:family="text">
      <style:text-properties officeooo:rsid="00cf65c5"/>
    </style:style>
    <style:style style:name="T299" style:family="text">
      <style:text-properties officeooo:rsid="00d04089"/>
    </style:style>
    <style:style style:name="T300" style:family="text">
      <style:text-properties officeooo:rsid="00d40f7a"/>
    </style:style>
    <style:style style:name="T301" style:family="text">
      <style:text-properties officeooo:rsid="00d6f1ba"/>
    </style:style>
    <style:style style:name="T302" style:family="text">
      <style:text-properties officeooo:rsid="00da335e"/>
    </style:style>
    <style:style style:name="T303" style:family="text">
      <style:text-properties officeooo:rsid="00db217d"/>
    </style:style>
    <style:style style:name="T304" style:family="text">
      <style:text-properties officeooo:rsid="00df2872"/>
    </style:style>
    <style:style style:name="T305" style:family="text">
      <style:text-properties officeooo:rsid="00e18bec"/>
    </style:style>
    <style:style style:name="T306" style:family="text">
      <style:text-properties officeooo:rsid="00e31ff2"/>
    </style:style>
    <style:style style:name="T307" style:family="text">
      <style:text-properties officeooo:rsid="00e420fe"/>
    </style:style>
    <style:style style:name="T308" style:family="text">
      <style:text-properties officeooo:rsid="00e531c5"/>
    </style:style>
    <style:style style:name="T309" style:family="text">
      <style:text-properties style:text-underline-style="none" officeooo:rsid="00e5a556"/>
    </style:style>
    <style:style style:name="T310" style:family="text">
      <style:text-properties style:text-underline-style="none" officeooo:rsid="00e68c7f"/>
    </style:style>
    <style:style style:name="T311" style:family="text">
      <style:text-properties officeooo:rsid="00e74153"/>
    </style:style>
    <style:style style:name="T312" style:family="text">
      <style:text-properties officeooo:rsid="00e90b01"/>
    </style:style>
    <style:style style:name="T313" style:family="text">
      <style:text-properties officeooo:rsid="00eaf958"/>
    </style:style>
    <style:style style:name="T314" style:family="text">
      <style:text-properties officeooo:rsid="00ecf28a"/>
    </style:style>
    <style:style style:name="T315" style:family="text">
      <style:text-properties officeooo:rsid="00ee4244"/>
    </style:style>
    <style:style style:name="T316" style:family="text">
      <style:text-properties officeooo:rsid="00ef1f7c"/>
    </style:style>
    <style:style style:name="T317" style:family="text">
      <style:text-properties officeooo:rsid="00f03b37"/>
    </style:style>
    <style:style style:name="T318" style:family="text">
      <style:text-properties officeooo:rsid="00f3375d"/>
    </style:style>
    <style:style style:name="T319" style:family="text">
      <style:text-properties officeooo:rsid="00f5057e"/>
    </style:style>
    <style:style style:name="T320" style:family="text">
      <style:text-properties officeooo:rsid="00f52d8e"/>
    </style:style>
    <style:style style:name="T321" style:family="text">
      <style:text-properties officeooo:rsid="00f5d8f4"/>
    </style:style>
    <style:style style:name="T322" style:family="text">
      <style:text-properties officeooo:rsid="00f7a094"/>
    </style:style>
    <style:style style:name="T323" style:family="text">
      <style:text-properties officeooo:rsid="00f8d480"/>
    </style:style>
    <style:style style:name="T324" style:family="text">
      <style:text-properties officeooo:rsid="00f9c253"/>
    </style:style>
    <style:style style:name="T325" style:family="text">
      <style:text-properties officeooo:rsid="00fac178"/>
    </style:style>
    <style:style style:name="T326" style:family="text">
      <style:text-properties officeooo:rsid="00fb1e76"/>
    </style:style>
    <style:style style:name="T327" style:family="text">
      <style:text-properties officeooo:rsid="008099da"/>
    </style:style>
    <style:style style:name="T328" style:family="text">
      <style:text-properties officeooo:rsid="0080e59a"/>
    </style:style>
    <style:style style:name="T329" style:family="text">
      <style:text-properties officeooo:rsid="008282e2"/>
    </style:style>
    <style:style style:name="T330" style:family="text">
      <style:text-properties officeooo:rsid="0087321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Seção 1 – introdução ao curso </text:p>
      <text:p text:style-name="P9"/>
      <text:p text:style-name="P9"/>
      <text:p text:style-name="P9">1-introdução ao curso </text:p>
      <text:p text:style-name="P9">-<text:span text:style-name="T1">apresentação </text:span></text:p>
      <text:p text:style-name="P9"/>
      <text:p text:style-name="P10">2-<text:span text:style-name="T2">como ter acesso aos recursos do curso </text:span></text:p>
      <text:p text:style-name="P10">-<text:span text:style-name="T3">conteúdos do curso disponível no git </text:span></text:p>
      <text:p text:style-name="P10"/>
      <text:p text:style-name="P11">3-<text:span text:style-name="T4">como usar o git nos projetos </text:span></text:p>
      <text:p text:style-name="P12">-<text:span text:style-name="T5">cada etapa do curso vai estar em uma branch diferente no git </text:span></text:p>
      <text:p text:style-name="P12"/>
      <text:p text:style-name="P13">4-<text:span text:style-name="T6">requisitos para acompanhar o curso </text:span></text:p>
      <text:p text:style-name="P13">-<text:span text:style-name="T7">HTML, CC3 e javascript. PHP e SQL. GIT. </text:span></text:p>
      <text:p text:style-name="P13"/>
      <text:p text:style-name="P14">5-apoio a dúvidas e questões neste curso </text:p>
      <text:p text:style-name="P14">-ok </text:p>
      <text:p text:style-name="P14"/>
      <text:p text:style-name="P14">6-breve referência a estrutura do curso </text:p>
      <text:p text:style-name="P14">-<text:span text:style-name="T8">ok</text:span></text:p>
      <text:p text:style-name="P14"/>
      <text:p text:style-name="P14"/>
      <text:p text:style-name="P15">Seção 2 – preparação do ambiente de desenvolvimento </text:p>
      <text:p text:style-name="P15"/>
      <text:p text:style-name="P15"/>
      <text:p text:style-name="P16">7-instalação do laragon </text:p>
      <text:p text:style-name="P16">-https://laragon.org/download/</text:p>
      <text:p text:style-name="P16">-<text:span text:style-name="T9">o laragon é uma aplicação que permite transformar o pc em um servidor web local </text:span></text:p>
      <text:p text:style-name="P16">-<text:span text:style-name="T10">instalado a versão full </text:span></text:p>
      <text:p text:style-name="P16"/>
      <text:p text:style-name="P17">8-<text:span text:style-name="T11">primeiro contato com laragon </text:span></text:p>
      <text:p text:style-name="P17">-<text:span text:style-name="T12">ok </text:span></text:p>
      <text:p text:style-name="P17"/>
      <text:p text:style-name="P18">9-<text:span text:style-name="T13">como adicionar nova versão do PHP </text:span></text:p>
      <text:p text:style-name="P18">-<text:span text:style-name="T14">foi baixado o pacote .zip da versão do PHP 8.2 </text:span></text:p>
      <text:p text:style-name="P18">-<text:span text:style-name="T14">na pasta do laragon onde vem a versão padrão do PHP 8.1, foi inserido a pasta com PHP 8.2 </text:span></text:p>
      <text:p text:style-name="P18">-<text:span text:style-name="T14">a nova versão foi selecionada </text:span></text:p>
      <text:p text:style-name="P18"/>
      <text:p text:style-name="P19">10-configurar o laragon para Auto Virtual Host </text:p>
      <text:p text:style-name="P19">-<text:span text:style-name="T15">ok </text:span></text:p>
      <text:p text:style-name="P19"/>
      <text:p text:style-name="P20">11-instalação do visual studio code </text:p>
      <text:p text:style-name="P20">-<text:span text:style-name="T16">ok </text:span></text:p>
      <text:p text:style-name="P20"/>
      <text:p text:style-name="P21">12-configurações do VSCode </text:p>
      <text:p text:style-name="P21">-<text:span text:style-name="T17">instalado as extensões de php, laravel etc…</text:span></text:p>
      <text:p text:style-name="P21"><text:s/></text:p>
      <text:p text:style-name="P22">13-instalação do HeidiSQL </text:p>
      <text:p text:style-name="P22">-<text:span text:style-name="T18">o HeidiSQL vem por padrão embutido no Laragon como SGBD </text:span></text:p>
      <text:p text:style-name="P22">-<text:span text:style-name="T18">atualização do HeidiSQL: </text:span><text:a xlink:type="simple" xlink:href="https://www.heidisql.com/download.php" text:style-name="Internet_20_link" text:visited-style-name="Visited_20_Internet_20_Link"><text:span text:style-name="T18">https://www.heidisql.com/download.php</text:span></text:a><text:span text:style-name="T18"> </text:span></text:p>
      <text:p text:style-name="P22">-<text:span text:style-name="T19">por padrão o laragon vem com versão 10, a nova é a 12. alguma coisa </text:span></text:p>
      <text:p text:style-name="P22"/>
      <text:p text:style-name="P23"><text:soft-page-break/>14-instalação do composer </text:p>
      <text:p text:style-name="P23">-<text:span text:style-name="T20">já instalado </text:span></text:p>
      <text:p text:style-name="P23">-https://getcomposer.org/</text:p>
      <text:p text:style-name="P23">-<text:span text:style-name="T22">inserir o link do laragon nas variáveis de ambiente (para reconhecer a versão do PHP)</text:span></text:p>
      <text:p text:style-name="P23"/>
      <text:p text:style-name="P24">15-<text:span text:style-name="T21">instalação do node.js </text:span></text:p>
      <text:p text:style-name="P24">-<text:span text:style-name="T21">já instalado </text:span></text:p>
      <text:p text:style-name="P24">-https://nodejs.org/pt</text:p>
      <text:p text:style-name="P24"/>
      <text:p text:style-name="P25">16-instalação do GIT </text:p>
      <text:p text:style-name="P25">-<text:span text:style-name="T23">já instalado </text:span></text:p>
      <text:p text:style-name="P25">-https://git-scm.com/downloads</text:p>
      <text:p text:style-name="P25"/>
      <text:p text:style-name="P26">17-<text:span text:style-name="T24">uma nota sobre as ferramentas e extensões </text:span></text:p>
      <text:p text:style-name="P26">-<text:span text:style-name="T25">ok</text:span></text:p>
      <text:p text:style-name="P26"/>
      <text:p text:style-name="P27">18-PHP avançado no laravel </text:p>
      <text:p text:style-name="P27"><text:s/>-<text:span text:style-name="T25">ok </text:span></text:p>
      <text:p text:style-name="P27"/>
      <text:p text:style-name="P28"/>
      <text:p text:style-name="P29">Seção 3 – ambiente de desenvolvimento com laravel herd </text:p>
      <text:p text:style-name="P29"/>
      <text:p text:style-name="P29"/>
      <text:p text:style-name="P30">19-instalação do laravel herd e breve análise</text:p>
      <text:p text:style-name="P29">-<text:span text:style-name="T26">o laravel herd é um ambiente de desenvolvimento PHP, com zero dependências </text:span></text:p>
      <text:p text:style-name="P29">-<text:span text:style-name="T27">fazer o download do laravel herd </text:span></text:p>
      <text:p text:style-name="P29">-https://herd.laravel.com/windows </text:p>
      <text:p text:style-name="P29">-<text:span text:style-name="T28">não vai ser explorado muito no curso, pois suas principais funcionalidades são pagas </text:span></text:p>
      <text:p text:style-name="P29"/>
      <text:p text:style-name="P31">20-criar um projeto laravel com laravel herd </text:p>
      <text:p text:style-name="P31">-ok </text:p>
      <text:p text:style-name="P31"/>
      <text:p text:style-name="P31"/>
      <text:p text:style-name="P31">Seção 4 – primeiro contato com o laravel </text:p>
      <text:p text:style-name="P31"/>
      <text:p text:style-name="P31"/>
      <text:p text:style-name="P33">21-o que é o laravel? </text:p>
      <text:p text:style-name="P33">-<text:span text:style-name="T29">é um framework de PHP </text:span></text:p>
      <text:p text:style-name="P33">-<text:span text:style-name="T30">é baseado em uma arquitetura MVC </text:span></text:p>
      <text:p text:style-name="P33"/>
      <text:p text:style-name="P34">22-visita ao site do laravel </text:p>
      <text:p text:style-name="P34">-vasta documentação, inclusive em português </text:p>
      <text:p text:style-name="P34"/>
      <text:p text:style-name="P35">23-entendendo o ciclo de vida de uma requisição web </text:p>
      <text:p text:style-name="P35">-<text:span text:style-name="T31">request: requisição, é o pedido feito a um servidor</text:span></text:p>
      <text:p text:style-name="P35">-<text:span text:style-name="T31">response: resposta, o servidor processa a request, e fornece a response, para ser utilizado da melhor <text:tab/>maneira que quiser no navegador</text:span></text:p>
      <text:p text:style-name="P35">-<text:span text:style-name="T32">tudo acontece em frações de segundos, desde que esteja bem configurado o código </text:span></text:p>
      <text:p text:style-name="P35"/>
      <text:p text:style-name="P36">24-como funciona o padrão MVC </text:p>
      <text:p text:style-name="P36">-<text:span text:style-name="T33">Model: </text:span><text:span text:style-name="T34">responsável pela camada de dados, comunicação com bases de dados</text:span></text:p>
      <text:p text:style-name="P36">-<text:span text:style-name="T33">View: </text:span><text:span text:style-name="T34">responsável pela camada de visualização da informação (o que o usuário vê)</text:span></text:p>
      <text:p text:style-name="P36"><text:soft-page-break/>-<text:span text:style-name="T33">Controller: </text:span><text:span text:style-name="T34">responsável pelas regras de negócio entre views e models </text:span><text:span text:style-name="T35">(faz o meio de campo do request e da response)</text:span></text:p>
      <text:p text:style-name="P36"/>
      <text:p text:style-name="P37">25-vamos criar o nosso primeiro projeto laravel </text:p>
      <text:p text:style-name="P37">-<text:span text:style-name="T36">por estar usando o laragon, a pasta do projeto precisa estar dentro de ‘www’ do laragon </text:span></text:p>
      <text:p text:style-name="P37">-<text:span text:style-name="T37">no laragon, em: php/extensões a opção pdo_sqlite deve estar ativa </text:span></text:p>
      <text:p text:style-name="P37">-<text:span text:style-name="T40">no laragon, se em: php/pasta do php/php-ini development: ;extension=fileinfo retirar o ‘;’</text:span></text:p>
      <text:p text:style-name="P37">-<text:span text:style-name="T41">no laragon, em: C:\laragon\bin\php\php-8.2.24-nts-Win32-vs16-x64\php.ini na <text:tab/>linha: ;extension=zip retirar o ‘;’</text:span></text:p>
      <text:p text:style-name="P37">-<text:span text:style-name="T38">instalação de um novo projeto: composer create-project laravel/laravel example-app </text:span></text:p>
      <text:p text:style-name="P37"/>
      <text:p text:style-name="P38">26-<text:span text:style-name="T39">testar o projeto laravel com o servidor de desenvolvimento </text:span></text:p>
      <text:p text:style-name="P38">-<text:span text:style-name="T44">rodar as migrations: php artisan:migrate</text:span></text:p>
      <text:p text:style-name="P38">-<text:span text:style-name="T42">servidor interno do artisan: php artisan serve, </text:span><text:span text:style-name="T43">não comunica com base de dados </text:span></text:p>
      <text:p text:style-name="P38">-<text:span text:style-name="T44">abrir no navegador a URL gerada no CLI </text:span></text:p>
      <text:p text:style-name="P38"/>
      <text:p text:style-name="P39">27-<text:span text:style-name="T45">laravel installer </text:span></text:p>
      <text:p text:style-name="P39">-<text:span text:style-name="T46">outra forma de criar projeto laravel</text:span></text:p>
      <text:p text:style-name="P39">-<text:span text:style-name="T47">ele já pergunta se quer usar sistema nativo de autenticação (breeze, jetstream), </text:span><text:span text:style-name="T48">sistema de testes, <text:tab/>qual será o tipo de banco, </text:span><text:span text:style-name="T47"><text:s/></text:span></text:p>
      <text:p text:style-name="P39">-<text:span text:style-name="T48">não recomendada pelo professor </text:span></text:p>
      <text:p text:style-name="P39"/>
      <text:p text:style-name="P40">28-<text:span text:style-name="T49">um ponto importante neste curso </text:span></text:p>
      <text:p text:style-name="P40">-<text:span text:style-name="T50">saber usar o CORE do laravel, para depois aprender o eco sistema dele </text:span></text:p>
      <text:p text:style-name="P40">-<text:span text:style-name="T51">Core do laravel é um conjunto vasto de: artisan, routes, controller, migration, view, model etc.. </text:span></text:p>
      <text:p text:style-name="P40"/>
      <text:p text:style-name="P41">29-estrutura de pastas e ficheiros do laravel </text:p>
      <text:p text:style-name="P41">-<text:span text:style-name="T52">Providers: configurar serviços, middlewares </text:span><text:span text:style-name="T53">(é uma camada intermediária entre o pedido e a resposta)</text:span><text:span text:style-name="T52"> etc… </text:span></text:p>
      <text:p text:style-name="P41">-<text:span text:style-name="T54">bootstrap: ficheiro que inicia a aplicação</text:span></text:p>
      <text:p text:style-name="P40">-<text:span text:style-name="T54">config: associados a mecanismo de configuração</text:span></text:p>
      <text:p text:style-name="P40"/>
      <text:p text:style-name="P42">30-o ciclo de vida de uma requisição web no laravel</text:p>
      <text:p text:style-name="P42">-<text:span text:style-name="T55">ok </text:span></text:p>
      <text:p text:style-name="P42"/>
      <text:p text:style-name="P42"/>
      <text:p text:style-name="P43">Seção 5 – primeiro projeto completo laravel – bloco de notas </text:p>
      <text:p text:style-name="P43"/>
      <text:p text:style-name="P43"/>
      <text:p text:style-name="P47">31-projeto laravel notes </text:p>
      <text:p text:style-name="P47">-<text:span text:style-name="T56">apresentação do projeto (CRUD de notas)</text:span></text:p>
      <text:p text:style-name="P47">-<text:span text:style-name="T57">cada branch vai ser referente a uma aula </text:span></text:p>
      <text:p text:style-name="P47"/>
      <text:p text:style-name="P2">32-criar o projeto </text:p>
      <text:p text:style-name="P2">-<text:span text:style-name="T58">instalado o projeto laravel: composer create-project laravel/laravel notes</text:span></text:p>
      <text:h text:style-name="P1" text:outline-level="3">Configurar um "Virtual Host" no Laragon (opção mais elegante)</text:h>
      <text:p text:style-name="Text_20_body">Se você preferir não ter que lidar com caminhos complicados no URL, o <text:span text:style-name="Strong_20_Emphasis">Laragon</text:span> permite configurar domínios locais para cada projeto, mesmo se o projeto estiver em um subdiretório. Para isso:</text:p>
      <text:list text:style-name="L1">
        <text:list-item>
          <text:p text:style-name="P152"><text:soft-page-break/><text:span text:style-name="Strong_20_Emphasis">Vá até a interface do Laragon</text:span> e clique no menu <text:span text:style-name="Source_20_Text">Menu &gt; Apache &gt; sites-enabled &gt; Auto Virtual Hosts </text:span><text:span text:style-name="Source_20_Text"><text:span text:style-name="T59">(pasta se tiver)</text:span></text:span>.</text:p>
        </text:list-item>
        <text:list-item>
          <text:p text:style-name="P152"><text:span text:style-name="Strong_20_Emphasis">Edite o arquivo de configuração</text:span> para incluir um virtual host específico para o projeto. Por exemplo, adicione algo assim:</text:p>
          <text:p text:style-name="P146"><text:span text:style-name="Source_20_Text">&lt;VirtualHost *:80&gt;</text:span></text:p>
          <text:p text:style-name="P148"><text:span text:style-name="Source_20_Text"><text:s text:c="4"/>DocumentRoot "C:/laragon/www/joão ribeiro/Laravel 11 Framework, Ecossistema e Projetos Web/notes/public"</text:span></text:p>
          <text:p text:style-name="P148"><text:span text:style-name="Source_20_Text"><text:s text:c="4"/>ServerName notes.test</text:span></text:p>
          <text:p text:style-name="P148"><text:span text:style-name="Source_20_Text"><text:s text:c="4"/>&lt;Directory "C:/laragon/www/joão ribeiro/Laravel 11 Framework, Ecossistema e Projetos Web/notes/public"&gt;</text:span></text:p>
          <text:p text:style-name="P148"><text:span text:style-name="Source_20_Text"><text:s text:c="8"/>AllowOverride All</text:span></text:p>
          <text:p text:style-name="P148"><text:span text:style-name="Source_20_Text"><text:s text:c="8"/>Require all granted</text:span></text:p>
          <text:p text:style-name="P148"><text:span text:style-name="Source_20_Text"><text:s text:c="4"/>&lt;/Directory&gt;</text:span></text:p>
          <text:p text:style-name="P149"><text:span text:style-name="Source_20_Text">&lt;/VirtualHost&gt;</text:span></text:p>
        </text:list-item>
        <text:list-item>
          <text:p text:style-name="P152"><text:span text:style-name="Strong_20_Emphasis">Atualize seu arquivo </text:span><text:span text:style-name="Source_20_Text">hosts</text:span> para apontar o domínio <text:span text:style-name="Source_20_Text">notes.test</text:span> para o localhost:</text:p>
          <text:list>
            <text:list-item>
              <text:p text:style-name="P153">Abra o arquivo <text:span text:style-name="Source_20_Text">C:\Windows\System32\drivers\etc\hosts</text:span> como administrador.</text:p>
            </text:list-item>
            <text:list-item>
              <text:p text:style-name="P152">Adicione a linha abaixo no final do arquivo:</text:p>
              <text:p text:style-name="P145">Copiar código</text:p>
              <text:p text:style-name="P147"><text:span text:style-name="Source_20_Text">127.0.0.1 notes.test</text:span></text:p>
            </text:list-item>
          </text:list>
        </text:list-item>
        <text:list-item>
          <text:p text:style-name="P152"><text:span text:style-name="Strong_20_Emphasis">Reinicie o Laragon</text:span> para que as novas configurações tenham efeito.</text:p>
        </text:list-item>
      </text:list>
      <text:p text:style-name="Text_20_body">Depois disso, você poderá acessar o seu projeto com um URL muito mais limpo:</text:p>
      <text:p text:style-name="P3"><text:a xlink:type="simple" xlink:href="http://notes.test/" text:style-name="Internet_20_link" text:visited-style-name="Visited_20_Internet_20_Link"><text:span text:style-name="Source_20_Text">http://notes.test</text:span></text:a></text:p>
      <text:p text:style-name="P4"><text:span text:style-name="Source_20_Text"><text:span text:style-name="T60">33-</text:span></text:span><text:span text:style-name="Source_20_Text"><text:span text:style-name="T61">introdução</text:span></text:span><text:span text:style-name="Source_20_Text"><text:span text:style-name="T60"> as </text:span></text:span><text:span text:style-name="Source_20_Text"><text:span text:style-name="T62">Routes</text:span></text:span><text:span text:style-name="Source_20_Text"><text:span text:style-name="T60"> </text:span></text:span></text:p>
      <text:p text:style-name="P4"><text:span text:style-name="Source_20_Text">-</text:span><text:span text:style-name="Source_20_Text"><text:span text:style-name="T63">As routes definem o tipo de ação a ser realizada </text:span></text:span><text:span text:style-name="Source_20_Text"><text:span text:style-name="T64">(método HTTP)</text:span></text:span><text:span text:style-name="Source_20_Text"><text:span text:style-name="T63">, o endereço que será usado, o <text:tab/>controller que será usado, a function que será acionada, se tem ou não <text:tab/>parâmetros</text:span></text:span></text:p>
      <text:p text:style-name="P4"><text:span text:style-name="Source_20_Text">-</text:span><text:span text:style-name="Source_20_Text"><text:span text:style-name="T62">as routes utilizam a class Route do core do laravel </text:span></text:span></text:p>
      <text:p text:style-name="P4"><text:span text:style-name="Source_20_Text"/></text:p>
      <text:p text:style-name="P5"><text:span text:style-name="Source_20_Text"><text:span text:style-name="T65">34-criar um controller e uma Route para o controller </text:span></text:span></text:p>
      <text:p text:style-name="P5"><text:span text:style-name="Source_20_Text">-</text:span><text:span text:style-name="Source_20_Text"><text:span text:style-name="T66">criando um controller: php artisan make:controller MainController</text:span></text:span></text:p>
      <text:p text:style-name="P5"><text:span text:style-name="Source_20_Text">-</text:span><text:span text:style-name="Source_20_Text"><text:span text:style-name="T66">o </text:span></text:span><text:span text:style-name="Source_20_Text"><text:span text:style-name="T67">C</text:span></text:span><text:span text:style-name="Source_20_Text"><text:span text:style-name="T66">ontroller é uma class do laravel que ir</text:span></text:span><text:span text:style-name="Source_20_Text"><text:span text:style-name="T67">a</text:span></text:span><text:span text:style-name="Source_20_Text"><text:span text:style-name="T66"> conter um conjunto de atributos e <text:tab/>métodos, </text:span></text:span><text:span text:style-name="Source_20_Text"><text:span text:style-name="T67">logo, um Controller criado, além de ter seus próprios atributos e <text:tab/>métodos, terá ‘extends’ da class Controller nativa do laravel, </text:span></text:span><text:span text:style-name="Source_20_Text"><text:span text:style-name="T68">ou seja, <text:tab/>terá os atributos é métodos da class Controller principal.</text:span></text:span></text:p>
      <text:p text:style-name="P6"><text:span text:style-name="Source_20_Text"><text:span text:style-name="T69">35-apresnetar uma View a partir de um Controller </text:span></text:span></text:p>
      <text:p text:style-name="P6"><text:span text:style-name="Source_20_Text">-</text:span><text:span text:style-name="Source_20_Text"><text:span text:style-name="T70">criando uma view via artisan: php artisan make:view main </text:span></text:span></text:p>
      <text:p text:style-name="P6"><text:span text:style-name="Source_20_Text">-</text:span><text:span text:style-name="Source_20_Text"><text:span text:style-name="T71">usado o método: view(‘nome do arquivo blade’) para direcionar para uma view </text:span></text:span></text:p>
      <text:p text:style-name="P6"><text:span text:style-name="Source_20_Text"/></text:p>
      <text:p text:style-name="P7"><text:soft-page-break/><text:span text:style-name="Source_20_Text"><text:span text:style-name="T72">36-receber parâmetros nas Routes </text:span></text:span></text:p>
      <text:p text:style-name="P7"><text:span text:style-name="Source_20_Text">-</text:span><text:span text:style-name="Source_20_Text"><text:span text:style-name="T73">parâmetros são </text:span></text:span><text:span text:style-name="Source_20_Text"><text:span text:style-name="T74">informações que podemos agregar de forma dinâmica </text:span></text:span><text:span text:style-name="Source_20_Text"><text:span text:style-name="T75">em uma função, <text:tab/>método, route etc… e este valor ser reutilizado lá na frente</text:span></text:span></text:p>
      <text:p text:style-name="P8"><text:span text:style-name="Source_20_Text">-</text:span><text:span text:style-name="Source_20_Text"><text:span text:style-name="T76">não função view(), além do nome da view a qual redireciona, foi adicionado um <text:tab/>segundo argumento o qual passa um array associativo com uma variável <text:tab/></text:span></text:span><text:span text:style-name="Source_20_Text"><text:span text:style-name="T77">criada</text:span></text:span><text:span text:style-name="Source_20_Text"><text:span text:style-name="T76"> </text:span></text:span><text:span text:style-name="Source_20_Text"><text:span text:style-name="T77">que recebe ‘=&gt;’ o dado da variável do parâmetro deste método em <text:tab/>questão</text:span></text:span></text:p>
      <text:p text:style-name="P2"/>
      <text:p text:style-name="P48">37-<text:span text:style-name="T78">Views e Blade </text:span></text:p>
      <text:p text:style-name="P48">-<text:span text:style-name="T79">Blade template engine: traduz o código que dentro dele está, usado para exibir dados para o usuário </text:span></text:p>
      <text:p text:style-name="P48">-<text:span text:style-name="T80">para inserir código PHP nele, pode se usar: </text:span></text:p>
      <text:p text:style-name="P48"><text:s text:c="5"/><text:span text:style-name="T80">{{ }} (double mustache) </text:span><text:span text:style-name="T81">metodologia mais correta no laravel, é um comando de blade</text:span></text:p>
      <text:p text:style-name="P48"><text:s text:c="5"/>&lt;?<text:span text:style-name="T80">= ?&gt; <text:s/>(maneira tradicional, abrindo a tag PHP)</text:span></text:p>
      <text:p text:style-name="P48"/>
      <text:p text:style-name="P49">38-<text:span text:style-name="T82">Criando Layout para múltiplas Views </text:span></text:p>
      <text:p text:style-name="P50">-<text:span text:style-name="T83">O Blade, através do laravel, permite criar um bloco de Template para que o mesmo possa ser <text:s text:c="15"/></text:span></text:p>
      <text:p text:style-name="P51"><text:tab/>reutilizado em todas as outras views onde o template for chamado, evitando ficar <text:tab/>reescrevendo código redundante </text:p>
      <text:p text:style-name="P50">-<text:span text:style-name="T84">A página mestre se chama Layout (view layout)</text:span></text:p>
      <text:p text:style-name="P50">-<text:span text:style-name="T85">por convenção, cria-se dentro da pasta views, a pasta layouts, e dentro um arquivo blade que será <text:s/><text:tab/>usado como template: php artisan make:view layouts/main_layout </text:span></text:p>
      <text:p text:style-name="P50">-<text:span text:style-name="T86">usando na pagina de template o: @yield(‘content’), e na página que irá herdar o conteúdo do <text:tab/>template, coloca @extends(‘página_de_template_que_este_ira_receber’)</text:span></text:p>
      <text:p text:style-name="P50">-<text:span text:style-name="T87">a página que herda o conteudo do template então, deve colocar todo conteudo que vai para a <text:tab/>@yield do template, dentro de: @section(‘content’) <text:s text:c="3"/>@endsection</text:span></text:p>
      <text:p text:style-name="P52">-outra vantagem de usar um template, é que, basta que bibliotecas e CDN sejam importadas no <text:tab/>template, e então, elas ficam disponível para todas as views que herdam deste template</text:p>
      <text:p text:style-name="P50"/>
      <text:p text:style-name="P53">39-<text:span text:style-name="T88">vamos limpar o nosso projeto </text:span></text:p>
      <text:p text:style-name="P53">-<text:span text:style-name="T89">configurada a .env para inciar de fato o projeto </text:span></text:p>
      <text:p text:style-name="P53"/>
      <text:p text:style-name="P54">40-Controller para autenticação </text:p>
      <text:p text:style-name="P54">-<text:span text:style-name="T90">criado routes, Controller e function para login e logout </text:span></text:p>
      <text:p text:style-name="P54"/>
      <text:p text:style-name="P55">41-<text:span text:style-name="T91">criando o Layout base da aplicação e o formulário de login </text:span></text:p>
      <text:p text:style-name="P55">-<text:span text:style-name="T92">foi inclu</text:span><text:span text:style-name="T93">í</text:span><text:span text:style-name="T92">do a pasta assets dentro de public, material do curso, dentro tinha bootstrap, fontawesome <text:tab/>e images (baixado do curso)</text:span></text:p>
      <text:p text:style-name="P55">-<text:span text:style-name="T94">foi criado a view de login, a mesma extends da tela de template (usando bibliotecas e tal)</text:span></text:p>
      <text:p text:style-name="P55"/>
      <text:p text:style-name="P56">42-<text:span text:style-name="T95">CSRF e submissão de formulários </text:span></text:p>
      <text:p text:style-name="P56">-<text:span text:style-name="T96">CSRF: injeta um token CSRF no formulário, é uma medida de segurança </text:span></text:p>
      <text:p text:style-name="P56">-<text:span text:style-name="T97">este token é um token único gerado quando o usuário é autenticado, ou seja, é o token de sessão do <text:tab/>usuário, logo, quando o formulário é enviado, antes de concluir a requisição, ele verifica se o <text:tab/>token enviado no form, é o mesmo da atual sessão do usuário. (a cada nova sessão um um <text:tab/>novo token é gerado para o usuário).</text:span></text:p>
      <text:p text:style-name="P56"/>
      <text:p text:style-name="P57">43-<text:span text:style-name="T98">como capturar os dados do formulário </text:span></text:p>
      <text:p text:style-name="P57">-<text:span text:style-name="T99">Os dados do formulário que são enviados do front, são transportados pelo payload para o <text:tab/></text:span><text:span text:style-name="T100">C</text:span><text:span text:style-name="T99">ontroller, o qual recebe os dados na variável da class Request (geralmente a variável é <text:s text:c="3"/></text:span><text:soft-page-break/><text:span text:style-name="T99"><text:tab/>nomeada como $request), dentro dela, caso </text:span><text:span text:style-name="T101">tenha</text:span><text:span text:style-name="T99"> mais de uma informação, os dados estarão <text:tab/>dentro de um array no $request.</text:span></text:p>
      <text:p text:style-name="P57">-<text:span text:style-name="T102">a partir desta variável ou array $request, é possível manipular os dados do formulário que nele <text:tab/>estão contidos.</text:span></text:p>
      <text:p text:style-name="P57"/>
      <text:p text:style-name="P58">44-<text:span text:style-name="T103">Introdução </text:span><text:span text:style-name="T104">a</text:span><text:span text:style-name="T103"> validação de dados </text:span></text:p>
      <text:p text:style-name="P58">-<text:span text:style-name="T105">as validações podem ser feitas em 3 níveis: </text:span></text:p>
      <text:p text:style-name="P58"><text:tab/><text:span text:style-name="T105">No formulário do HTML, com o atributo required </text:span><text:span text:style-name="T106">(vulnerável)</text:span></text:p>
      <text:p text:style-name="P58"><text:tab/><text:span text:style-name="T107">N</text:span><text:span text:style-name="T108">o javascript, usando bibliotecas de validação, como jquery validate (segurança <text:tab/><text:tab/> <text:tab/><text:tab/>intermediária)</text:span></text:p>
      <text:p text:style-name="P58"><text:tab/><text:span text:style-name="T107">No lado do servidor, no </text:span><text:span text:style-name="T109">C</text:span><text:span text:style-name="T107">ontroller usando o método validate</text:span><text:span text:style-name="T110">()</text:span><text:span text:style-name="T107"> do laravel (o mais seguro)</text:span></text:p>
      <text:p text:style-name="P58"><text:tab/><text:tab/><text:span text:style-name="T110">neste método, é possível definir um array de validação dentro do parâmetro da <text:tab/><text:tab/><text:tab/>função, especificando o que cada dado terá como validação, sendo: required, text, <text:tab/><text:tab/>number e etc…</text:span></text:p>
      <text:p text:style-name="P58">-<text:span text:style-name="T111">quando o envio dos dados barram no método validate do laravel, então os erros são enviados para a <text:tab/>variável reservada ‘$errors’ do laravel, e dentro dela haverá 1 array de erros, para utilização <text:tab/>e exibição</text:span></text:p>
      <text:p text:style-name="P58"/>
      <text:p text:style-name="P59">45-<text:span text:style-name="T112">mostrar erros nos inputs e ma</text:span><text:span text:style-name="T113">n</text:span><text:span text:style-name="T112">ter os dados </text:span></text:p>
      <text:p text:style-name="P60"><text:span text:style-name="T114">-</text:span><text:span text:style-name="T115">explicado a funcionalidade do método ‘old()’, o qual serve para que, em um form, quando <text:tab/>submetido, mas contenha erros de validação, os dados que foram inseridos por último nos <text:tab/>respectivos input que o contiver, não serão perdidos, evitando que o usuário precise <text:tab/>preencher tudo novamente sendo que nem todos os inputs estavam errados ou faltando <text:tab/>dados. Ex: </text:span><text:span text:style-name="T116">&lt;</text:span><text:span text:style-name="T118">input</text:span><text:span text:style-name="T116"> </text:span><text:span text:style-name="T120">type</text:span><text:span text:style-name="T116">=</text:span><text:span text:style-name="T122">"email"</text:span><text:span text:style-name="T116"> </text:span><text:span text:style-name="T120">class</text:span><text:span text:style-name="T116">=</text:span><text:span text:style-name="T122">"form-control bg-dark text-info"</text:span><text:span text:style-name="T116"> </text:span><text:span text:style-name="T120">name</text:span><text:span text:style-name="T116">=</text:span><text:span text:style-name="T122">"text_username"</text:span></text:p>
      <text:p text:style-name="P61">                                        <text:span text:style-name="T119">value</text:span><text:span text:style-name="T123">=</text:span><text:span text:style-name="T121">"</text:span><text:span text:style-name="T124">{{</text:span><text:span text:style-name="T121"> </text:span><text:span text:style-name="T126">old</text:span><text:span text:style-name="T121">('text_username') </text:span><text:span text:style-name="T124">}}</text:span><text:span text:style-name="T121">"</text:span><text:span text:style-name="T123">&gt;</text:span></text:p>
      <text:p text:style-name="P63"/>
      <text:p text:style-name="P63">-<text:span text:style-name="T128">explicado sobre a diretiva @error do laravel, a qual, caso a validação do método validate() do <text:tab/>laravel retorne um erro de validação para a session, a diretiva @error no blade, detecta que a <text:tab/>um erro de validação para aquele input em específico, então a variável reserva @message, <text:tab/>do laravel, busca esta mensagem e entã opode ser usada para renderizar a mensagem do erro.</text:span></text:p>
      <text:p text:style-name="P64"><text:span text:style-name="T129"><text:tab/></text:span><text:span text:style-name="T128">Ex: </text:span><text:span text:style-name="T131">@error</text:span><text:span text:style-name="T116">(</text:span><text:span text:style-name="T122">'text_username'</text:span><text:span text:style-name="T116">)</text:span></text:p>
      <text:p text:style-name="P61">                                        <text:span text:style-name="T123">&lt;</text:span><text:span text:style-name="T117">div</text:span><text:span text:style-name="T123"> </text:span><text:span text:style-name="T119">class</text:span><text:span text:style-name="T123">=</text:span><text:span text:style-name="T121">"text-danger"</text:span><text:span text:style-name="T123">&gt;</text:span><text:span text:style-name="T124">{{</text:span><text:span text:style-name="T123"> </text:span><text:span text:style-name="T117">$message</text:span><text:span text:style-name="T123"> </text:span><text:span text:style-name="T124">}}</text:span><text:span text:style-name="T123">&lt;/</text:span><text:span text:style-name="T117">div</text:span><text:span text:style-name="T123">&gt;</text:span></text:p>
      <text:p text:style-name="P61">                                    <text:span text:style-name="T130">@enderror</text:span></text:p>
      <text:p text:style-name="P58"/>
      <text:p text:style-name="P65">46-<text:span text:style-name="T132">definir textos personalizados para erros de validação </text:span></text:p>
      <text:p text:style-name="P65">-<text:span text:style-name="T133">apresentado uma maneira de definir dentro do validate() do laravel, um 2º array o qual será <text:tab/>possível personalizar as mensagens de erro para cada e qual tipo de validação. </text:span></text:p>
      <text:p text:style-name="P66"><text:span text:style-name="T128"><text:tab/></text:span><text:span text:style-name="T133">Ex: </text:span><text:span text:style-name="T118">$request</text:span><text:span text:style-name="T131">-&gt;</text:span><text:span text:style-name="T127">validate</text:span><text:span text:style-name="T116">(</text:span></text:p>
      <text:p text:style-name="P61">            <text:span text:style-name="T134">//rules</text:span></text:p>
      <text:p text:style-name="P61">            <text:span text:style-name="T123">[</text:span></text:p>
      <text:p text:style-name="P61">            <text:span text:style-name="T121">'text_username'</text:span><text:span text:style-name="T123"> </text:span><text:span text:style-name="T130">=&gt;</text:span><text:span text:style-name="T123"> </text:span><text:span text:style-name="T121">'required|email'</text:span><text:span text:style-name="T123">,</text:span></text:p>
      <text:p text:style-name="P61">            <text:span text:style-name="T121">'text_password'</text:span><text:span text:style-name="T123"> </text:span><text:span text:style-name="T130">=&gt;</text:span><text:span text:style-name="T123"> </text:span><text:span text:style-name="T121">'required|min:6|max:16'</text:span></text:p>
      <text:p text:style-name="P61">            <text:span text:style-name="T123">],</text:span></text:p>
      <text:p text:style-name="P61">            <text:span text:style-name="T123">[</text:span></text:p>
      <text:p text:style-name="P61">            <text:span text:style-name="T134">//error message</text:span></text:p>
      <text:p text:style-name="P61">            <text:span text:style-name="T121">'text_username.required'</text:span><text:span text:style-name="T123"> </text:span><text:span text:style-name="T130">=&gt;</text:span><text:span text:style-name="T123"> </text:span><text:span text:style-name="T121">'O username é obrigatório'</text:span><text:span text:style-name="T123">,</text:span></text:p>
      <text:p text:style-name="P61">            <text:span text:style-name="T121">'text_username.email'</text:span><text:span text:style-name="T123"> </text:span><text:span text:style-name="T130">=&gt;</text:span><text:span text:style-name="T123"> </text:span><text:span text:style-name="T121">'O username deve ser um e-mail válido'</text:span><text:span text:style-name="T123">,</text:span></text:p>
      <text:p text:style-name="P61">            <text:span text:style-name="T121">'text_password.required'</text:span><text:span text:style-name="T123"> </text:span><text:span text:style-name="T130">=&gt;</text:span><text:span text:style-name="T123"> </text:span><text:span text:style-name="T121">'O password é obrigatório'</text:span><text:span text:style-name="T123">,</text:span></text:p>
      <text:p text:style-name="P61">            <text:span text:style-name="T121">'text_password.min'</text:span><text:span text:style-name="T123"> </text:span><text:span text:style-name="T130">=&gt;</text:span><text:span text:style-name="T123"> </text:span><text:span text:style-name="T121">'O password deve ter pelo menos :min caracteres'</text:span><text:span text:style-name="T123">,</text:span></text:p>
      <text:p text:style-name="P61">            <text:span text:style-name="T121">'text_password.max'</text:span><text:span text:style-name="T123"> </text:span><text:span text:style-name="T130">=&gt;</text:span><text:span text:style-name="T123"> </text:span><text:span text:style-name="T121">'O password deve ter no máximo :max caracteres'</text:span><text:span text:style-name="T123">,</text:span></text:p>
      <text:p text:style-name="P62">            <text:span text:style-name="T123">]);</text:span></text:p>
      <text:p text:style-name="P67"><text:soft-page-break/>-Além de definir várias camadas de validação, ainda possibilita retornar uma mensagem amigável <text:tab/>de erro para o usuário.</text:p>
      <text:p text:style-name="P67"/>
      <text:p text:style-name="P68">47-<text:span text:style-name="T135">vamos criar uma base de dados </text:span></text:p>
      <text:p text:style-name="P68">-<text:span text:style-name="T136">preparando o projeto para se conectar com base de dados MySql </text:span></text:p>
      <text:p text:style-name="P68">-<text:span text:style-name="T137">criado uma base de dados localhost, a senha é a padrão de tudo, dentro, um banco de dados <text:tab/>chamado laravel_notes </text:span></text:p>
      <text:p text:style-name="P68">-<text:span text:style-name="T137">criado usuario com acesso</text:span></text:p>
      <text:p text:style-name="P68">-<text:span text:style-name="T138">O arquivo database.php, é o qual define de fato as conexões, ele por padrão chama a .env, e usa <text:tab/>suas configurações, porém, é possível realizar uma configuração personalizada direto em <text:tab/>database.php, </text:span><text:span text:style-name="T139">mesmo não sendo uma boa prática</text:span></text:p>
      <text:p text:style-name="P58">-<text:span text:style-name="T140">a vantagem de se utilizar a .env, é que, em um sistema em desenvolvimento por múltiplos <text:tab/>programadores, cada um pode ter o seu arquivo de conexão local, não expondo dados <text:tab/>sensíveis e que todos usem o mesmo</text:span></text:p>
      <text:p text:style-name="P58"/>
      <text:p text:style-name="P69">48-<text:span text:style-name="T141">introdução às Migrations </text:span></text:p>
      <text:p text:style-name="P70">-<text:span text:style-name="T142">as Migration </text:span><text:span text:style-name="T143">(class PHP)</text:span><text:span text:style-name="T142"> servem para configurar e estruturar como será uma tabela a ser criada, <text:tab/>suas colunas, <text:tab/>tipos de dados, e demais particularidades</text:span></text:p>
      <text:p text:style-name="P70">-<text:span text:style-name="T144">Cada tabela a ser criada, precisa da sua própria Migration </text:span></text:p>
      <text:p text:style-name="P70">-<text:span text:style-name="T145">Ex de comando artisan padrão para criar uma migration: php artisan make:migration <text:tab/>create_users_table</text:span></text:p>
      <text:p text:style-name="P70">-<text:span text:style-name="T146">gerado o arquivo da migration, ela é dividida em 2 funções: up e down </text:span></text:p>
      <text:p text:style-name="P70"><text:tab/><text:span text:style-name="T146">up: serve para determinar ali, o que será criado de coluna quando subir a migration </text:span></text:p>
      <text:p text:style-name="P70"><text:tab/><text:span text:style-name="T146">down: determina o que será revertido quando executar o comando rollback </text:span></text:p>
      <text:p text:style-name="P70">-<text:span text:style-name="T147">definido as estruturas das tabelas, resta rodar as migration para atualizar a estrutura delas na base <text:tab/>de dados: php artisan migrate</text:span></text:p>
      <text:p text:style-name="P70">-<text:span text:style-name="T148">caso seja necessário desfazer o último comando de migration, usa-se: php artisan migrate:rollback </text:span></text:p>
      <text:p text:style-name="P70"/>
      <text:p text:style-name="P71">49-introdução as Seeds </text:p>
      <text:p text:style-name="P71">-<text:span text:style-name="T149">A Seeds é uma class que permite popular uma tabela de dados já criado (dados fakes ou não)</text:span></text:p>
      <text:p text:style-name="P71">-<text:span text:style-name="T150">Ex: php artisan make:seeder UsersTableSeeder</text:span></text:p>
      <text:p text:style-name="P71">-<text:span text:style-name="T151">dentro do método run() do arquivo Seeder criado, insere-se os dados que irão ser enviados para a <text:tab/>base de </text:span><text:span text:style-name="T152">d</text:span><text:span text:style-name="T151">ados quando a seeder for rodada via artisan</text:span></text:p>
      <text:p text:style-name="P71">-<text:span text:style-name="T153">Comando para rodar o Seeder específico criado: php artisan db:seed UsersTableSeeder </text:span></text:p>
      <text:p text:style-name="P71"/>
      <text:p text:style-name="P72">50-<text:span text:style-name="T154">Introdução aos Models </text:span></text:p>
      <text:p text:style-name="P72">-<text:span text:style-name="T155">É uma class, </text:span><text:span text:style-name="T156">relacionado a camada de dados, a quais tabelas e quais colunas o seu conteudo pode <text:tab/>ser manipulado pelo controller.</text:span></text:p>
      <text:p text:style-name="P72">-<text:span text:style-name="T157">criando uma model via artisan: php artisan make:model User <text:s/></text:span></text:p>
      <text:p text:style-name="P72">-<text:span text:style-name="T157">sempre um nome(sem nome composto), sempre no singular </text:span></text:p>
      <text:p text:style-name="P72">-<text:span text:style-name="T158">dentro da model </text:span></text:p>
      <text:p text:style-name="P72"><text:tab/><text:span text:style-name="T158">HasFactory: é um trait de PHP, </text:span><text:span text:style-name="T159">serve para criar factory dos modelos </text:span></text:p>
      <text:p text:style-name="P72">-<text:span text:style-name="T160">as classes das models podem ser chamadas em um Controller para se instanciar essas classes em <text:tab/>variáveis</text:span></text:p>
      <text:p text:style-name="P72"/>
      <text:p text:style-name="P73">51-<text:span text:style-name="T161">autenticação básica de Users </text:span></text:p>
      <text:p text:style-name="P73">-<text:span text:style-name="T162">criada toda lógica de enviar dados para tentativa de login, fazendo analise antes de se o username e <text:tab/>senha são as mesmas que estão na tabela (foram preenchidos com seeder);</text:span></text:p>
      <text:p text:style-name="P73">-<text:span text:style-name="T162">atenção para função nativa do php: password_verify(‘dados do input’, ‘dados do objeto instanciado <text:tab/>de User’), ou seja, sem precisar consular diretamente na tabela só a senha, ela pega o dado -enviado pelo payload, em seguida compara com o dado instanciado de User (quando acha pelo </text:span><text:soft-page-break/><text:span text:style-name="T162"><text:tab/>menos o username e o retorna), em relação a criptografia ele reconhece automaticamente e <text:tab/>faz a comparação automaticamente e internamente.</text:span></text:p>
      <text:p text:style-name="P73">-<text:span text:style-name="T163">Em seguida, usando o método session() cria dentro o elemento ‘user’ e dentro dele, um array com <text:tab/>dados id e username, dentro de cada </text:span><text:span text:style-name="T164">são</text:span><text:span text:style-name="T163"> colocado</text:span><text:span text:style-name="T164">s</text:span><text:span text:style-name="T163"> os dados de id e username relativos ao do <text:tab/>usuário logado com sucesso.</text:span></text:p>
      <text:p text:style-name="P73"/>
      <text:p text:style-name="P74">52-<text:span text:style-name="T165">Efetuando o logout </text:span></text:p>
      <text:p text:style-name="P74">-<text:span text:style-name="T166">foram apresentados facades e métodos nativos do laravel para deslogar </text:span></text:p>
      <text:p text:style-name="P74">-<text:span text:style-name="T166">session() referente ao dados de sessão de um usuário logado </text:span></text:p>
      <text:p text:style-name="P74">-<text:span text:style-name="T166">forget() refere-se a perder os dados de sessão, espera o parâmetro do que será perdido </text:span></text:p>
      <text:p text:style-name="P74">-<text:span text:style-name="T166">maneira mais recomendada, usar a class Auth do laravel e seu método nativo logout() </text:span></text:p>
      <text:p text:style-name="P74"><text:tab/><text:span text:style-name="T166">ex: Auth::logout()</text:span></text:p>
      <text:p text:style-name="P74"/>
      <text:p text:style-name="P75">53-<text:span text:style-name="T167">Fluxo normal de um sistema de autenticação </text:span></text:p>
      <text:p text:style-name="P75">-<text:span text:style-name="T168">Quando o usuário tenta acessar determinada página, de uma determinada url, só deve conseguir <text:tab/>acessar caso o usuário ainda esteja logado. Isso é protegido por um middleware, </text:span><text:span text:style-name="T169">que faz esta <text:tab/>verificação, dentre outras verificações. </text:span><text:span text:style-name="T170">O middleware faz o “meio de campo”.</text:span></text:p>
      <text:p text:style-name="P75"/>
      <text:p text:style-name="P76">54-<text:span text:style-name="T171">introdução as Middleware </text:span></text:p>
      <text:p text:style-name="P76">-<text:span text:style-name="T172">Serve como uma verificação, se passar pela verificação, determinada route com este middleware <text:tab/>pode ser acessada, ela faz um meio de campo.</text:span></text:p>
      <text:p text:style-name="P76">-<text:span text:style-name="T173">Criando um middleware via artisan: </text:span></text:p>
      <text:p text:style-name="P76"><text:tab/>php artisan make:middleware CheckIsLogged <text:s/></text:p>
      <text:p text:style-name="P76">-<text:span text:style-name="T174">Criado um grupo de middleware: </text:span></text:p>
      <text:p text:style-name="P77"><text:span text:style-name="T175"><text:tab/></text:span><text:span text:style-name="T176">Route</text:span><text:span text:style-name="T131">::</text:span><text:span text:style-name="T127">middleware</text:span><text:span text:style-name="T116">([</text:span><text:span text:style-name="T176">CheckIsLogged</text:span><text:span text:style-name="T131">::class</text:span><text:span text:style-name="T116">])</text:span><text:span text:style-name="T131">-&gt;</text:span><text:span text:style-name="T127">group</text:span><text:span text:style-name="T116">(</text:span><text:span text:style-name="T131">function</text:span><text:span text:style-name="T116"> () {</text:span></text:p>
      <text:p text:style-name="P78">)}; </text:p>
      <text:p text:style-name="P78">-serve para que, as routes que estiverem dentro, passam para a verificação que foi definida dentro <text:tab/>do middleware, que no caso é, se não existir o ‘users’ na sessão, retorna para o login </text:p>
      <text:p text:style-name="P78"/>
      <text:p text:style-name="P79">55-middleware adicional </text:p>
      <text:p text:style-name="P79">-<text:span text:style-name="T177">criando middleware para verificar se usuário NÃO está logado </text:span></text:p>
      <text:p text:style-name="P79"/>
      <text:p text:style-name="P80">56-<text:span text:style-name="T178">criar a página inicial </text:span></text:p>
      <text:p text:style-name="P80">-<text:span text:style-name="T179">usado o template pronto da view ‘home’ para a route ‘/’</text:span></text:p>
      <text:p text:style-name="P80"/>
      <text:p text:style-name="P81">57-<text:span text:style-name="T180">Dados de User, named Routes e Logout </text:span></text:p>
      <text:p text:style-name="P81">-<text:span text:style-name="T181">o método name() seve para poder dar nomes mais amigáveis a uma route, em vez de chamá-la pela URL, pois, a URL pode mudar, sendo assim, é possível manter o mesmo name definido, reduzindo <text:tab/>o tempo de manutenção.</text:span></text:p>
      <text:p text:style-name="P81">-<text:span text:style-name="T182">dar nomes as routes: </text:span></text:p>
      <text:p text:style-name="P81"><text:tab/><text:span text:style-name="T183">Usa o método name(‘nome da route’); assim define como se fosse um alias para a route. </text:span></text:p>
      <text:p text:style-name="P81">-<text:span text:style-name="T184">usar as routes pelo name, dentro das views </text:span></text:p>
      <text:p text:style-name="P81"><text:tab/><text:span text:style-name="T184">dentro de uma a href, usa dentro de {{route(‘nome da route’)}}</text:span></text:p>
      <text:p text:style-name="P81"/>
      <text:p text:style-name="P82">58-<text:span text:style-name="T185">Barra de topo para todas as views </text:span></text:p>
      <text:p text:style-name="P82">-<text:span text:style-name="T186">conteúdo do top bar foi inserido a uma views dedicada (top_bar.blade.php) </text:span></text:p>
      <text:p text:style-name="P82">-<text:span text:style-name="T186">em seguida, este top bar, é incluído dinamicamente na view ‘home’, ae usando o <text:tab/>@include(‘top_bar’), o top bar pode ser inserido na página que for necessária, evitando <text:tab/>reescrever código duplicado.</text:span></text:p>
      <text:p text:style-name="P82">-<text:span text:style-name="T187">A vantagem é que, caso algo tenha de ser alterado no top_bar, basta alterar na matriz <text:tab/>(componente), assim, altera para todos que usem ele por @include()</text:span></text:p>
      <text:p text:style-name="P82"/>
      <text:p text:style-name="P83"><text:soft-page-break/>59-carregando as notas do User logado </text:p>
      <text:p text:style-name="P83">-<text:span text:style-name="T188">cada model do eloquent representa uma tabela na base de dados</text:span></text:p>
      <text:p text:style-name="P83">-<text:span text:style-name="T189">quando tem uma chave primária, como na User, <text:s/>significa que só existem 1 ID para cada usuário</text:span></text:p>
      <text:p text:style-name="P83">-<text:span text:style-name="T190">o mesmo na tabela de notes, cada notes tem seu ID único</text:span></text:p>
      <text:p text:style-name="P83">-<text:span text:style-name="T191">relacionamento com Eloquent ORM </text:span></text:p>
      <text:p text:style-name="P83"><text:tab/><text:span text:style-name="T192">ex: para 1 User </text:span><text:span text:style-name="T188">pode ter</text:span><text:span text:style-name="T192"> várias notes / </text:span><text:span text:style-name="T193">1 para muito</text:span><text:span text:style-name="T192"> </text:span><text:span text:style-name="T188">(</text:span><text:span text:style-name="T193">One to many</text:span><text:span text:style-name="T188">)</text:span></text:p>
      <text:p text:style-name="P83"><text:tab/><text:tab/><text:span text:style-name="T194">tendo o id de User e user_id de notes, onde o id do user pode ir em várias linhas da <text:tab/><text:tab/><text:tab/>tabela notes, na coluna user_id</text:span></text:p>
      <text:p text:style-name="P83">-<text:span text:style-name="T195">fazendo o relacionamento entre User e Note </text:span></text:p>
      <text:p text:style-name="P83"><text:tab/><text:span text:style-name="T195">na model User faz o hasMany() , tem muitos, 1 User pode ocorrer em várias linhas de Note</text:span></text:p>
      <text:p text:style-name="P83"><text:tab/><text:span text:style-name="T196">na model Note faz o belongTo() , pertence a, significa que recebe dados de User </text:span></text:p>
      <text:p text:style-name="P83"/>
      <text:p text:style-name="P84">60-<text:span text:style-name="T197">apresentando as notas do User logado </text:span></text:p>
      <text:p text:style-name="P84">-<text:span text:style-name="T198">os dados retornados de notes para a view home, foram colocados dentro dos seus campos <text:tab/>dinamicamente, usando a diretiba do blade com {{ $array[‘dado’]}}</text:span></text:p>
      <text:p text:style-name="P84">-<text:span text:style-name="T198">foi também criado uma view dedicada aos dados iterados por foreach, e incluídas na home usando <text:tab/>a diretiva @include(‘nome da view’)</text:span></text:p>
      <text:p text:style-name="P84"/>
      <text:p text:style-name="P85">61-Formatando a data de criação e botões de ação </text:p>
      <text:p text:style-name="P85">-<text:span text:style-name="T199">na view note, foi editada o formata da data de created_at, usando metodos antigos do php, date() e <text:tab/>strtotime()</text:span></text:p>
      <text:p text:style-name="P85">-<text:span text:style-name="T200">usando métodos de encriptação direito no href, para não exibir na url o id do item editado ou <text:tab/>deletado, exibindo lá, um dado completamente criptografado.</text:span></text:p>
      <text:p text:style-name="P86"><text:span text:style-name="T201"><text:tab/></text:span><text:span text:style-name="T200">Ex: </text:span><text:span text:style-name="T120">href</text:span><text:span text:style-name="T116">=</text:span><text:span text:style-name="T122">"/edit/</text:span><text:span text:style-name="T125">{{</text:span><text:span text:style-name="T176">Crypt</text:span><text:span text:style-name="T131">::</text:span><text:span text:style-name="T127">encrypt</text:span><text:span text:style-name="T122">(</text:span><text:span text:style-name="T118">$note</text:span><text:span text:style-name="T122">['id'])</text:span><text:span text:style-name="T125">}}</text:span><text:span text:style-name="T122">"</text:span></text:p>
      <text:p text:style-name="P85"/>
      <text:p text:style-name="P87">62-capturando e validando Ids encriptados </text:p>
      <text:p text:style-name="P87">-<text:span text:style-name="T202">foram criadas route de get para edit e delete de notes </text:span></text:p>
      <text:p text:style-name="P87">-<text:span text:style-name="T202">foram criadas a function de editNote e deleteNote, usando a classe Crypt para usar o seu método <text:tab/>decrypt para descriptografar o id que veio da view criptografado.</text:span></text:p>
      <text:p text:style-name="P88"><text:span text:style-name="T203"><text:tab/><text:tab/></text:span><text:span text:style-name="T204">Ex: </text:span><text:span text:style-name="T118">$id</text:span><text:span text:style-name="T116"> </text:span><text:span text:style-name="T131">=</text:span><text:span text:style-name="T116"> </text:span><text:span text:style-name="T176">Crypt</text:span><text:span text:style-name="T131">::</text:span><text:span text:style-name="T127">decrypt</text:span><text:span text:style-name="T116">(</text:span><text:span text:style-name="T118">$id</text:span><text:span text:style-name="T116">);</text:span></text:p>
      <text:p text:style-name="P87"/>
      <text:p text:style-name="P89">63-<text:span text:style-name="T205">Vamos optimizar o código </text:span></text:p>
      <text:p text:style-name="P89">-<text:span text:style-name="T206">dentro do controller MainController, foi criado uma private function de nome decryptId($id) a qual <text:tab/>possibilita reutilizar a funcionalidade de des</text:span><text:span text:style-name="T207">e</text:span><text:span text:style-name="T206">ncriptação dentro de qualquer </text:span><text:span text:style-name="T208">outra função <text:tab/><text:tab/>DESTE controller, </text:span><text:span text:style-name="T209">bastante chamar a função e passar o parâmetro esperado</text:span></text:p>
      <text:p text:style-name="P89"/>
      <text:p text:style-name="P90">64-<text:span text:style-name="T210">vamos criar um serviço para o mesmo efeito </text:span></text:p>
      <text:p text:style-name="P90">-<text:span text:style-name="T211">criação de um método ‘global’ para usar a funcionalidade de decryptId() em qualquer controller </text:span></text:p>
      <text:p text:style-name="P90">-<text:span text:style-name="T212">para isso, é criado um ‘Service’ , </text:span><text:span text:style-name="T213">dentro da pasta App a pasta Service e dentro o Operations.php </text:span></text:p>
      <text:p text:style-name="P91">-<text:span text:style-name="T214">é criado então uma public static function do então método decryptId() </text:span></text:p>
      <text:p text:style-name="P91">-<text:span text:style-name="T215">a vantagem é a modularização de código, e consequente despoluição do controller, que <text:tab/><text:tab/>apenas chama a class Operations e usa seu método decrypt()</text:span></text:p>
      <text:p text:style-name="P91"/>
      <text:p text:style-name="P92">65-<text:span text:style-name="T216">preparando a página para criar nova nota </text:span></text:p>
      <text:p text:style-name="P92">-<text:span text:style-name="T217">foi criado routes de direcionamento para view onde cadastrará uma nova nota e a que irá salvar </text:span></text:p>
      <text:p text:style-name="P92">-<text:span text:style-name="T217">criado a view new_note </text:span></text:p>
      <text:p text:style-name="P92"/>
      <text:p text:style-name="P93">66-<text:span text:style-name="T218">validação de formulário e criação de nova nota </text:span></text:p>
      <text:p text:style-name="P93">-<text:span text:style-name="T219">criado e configurado o método newNoteSubmit() que serve para: validar e posteriormente salvar <text:tab/>uma nova nota no banco</text:span></text:p>
      <text:p text:style-name="P93"/>
      <text:p text:style-name="P94">67-<text:span text:style-name="T220">preparar a edição de nota </text:span></text:p>
      <text:p text:style-name="P94"><text:soft-page-break/>-<text:span text:style-name="T221">foi criada uma view específica para o form de editar notas </text:span></text:p>
      <text:p text:style-name="P94">-<text:span text:style-name="T222">routes criadas para editar </text:span></text:p>
      <text:p text:style-name="P94"/>
      <text:p text:style-name="P95">68-validação de formulários e editar notas </text:p>
      <text:p text:style-name="P95">-<text:span text:style-name="T223">técnica para enviar o id do note que esta aberto para ser editado, envia encriptado por input hidden </text:span></text:p>
      <text:p text:style-name="P96"><text:span text:style-name="T222"><text:tab/></text:span><text:span text:style-name="T223">ex: </text:span><text:span text:style-name="T224">&lt;</text:span><text:span text:style-name="T225">input</text:span><text:span text:style-name="T224"> </text:span><text:span text:style-name="T226">type</text:span><text:span text:style-name="T225">=</text:span><text:span text:style-name="T227">"hidden"</text:span><text:span text:style-name="T224"> </text:span><text:span text:style-name="T226">name</text:span><text:span text:style-name="T225">=</text:span><text:span text:style-name="T227">"note_id"</text:span><text:span text:style-name="T224"> </text:span><text:span text:style-name="T226">value</text:span><text:span text:style-name="T225">=</text:span><text:span text:style-name="T227">"</text:span><text:span text:style-name="T228">{{Crypt</text:span><text:span text:style-name="T225">::</text:span><text:span text:style-name="T229">encrypt</text:span><text:span text:style-name="T224">($note</text:span><text:span text:style-name="T225">-&gt;</text:span><text:span text:style-name="T224">id)</text:span><text:span text:style-name="T228">}}</text:span><text:span text:style-name="T227">"</text:span><text:span text:style-name="T224">&gt;</text:span></text:p>
      <text:p text:style-name="P95"><text:s/>-<text:span text:style-name="T230">feito a lógica no controller para receber os daods do form a ser atualizado, tratar, e substituir na <text:tab/>linha correta da tabela note.</text:span></text:p>
      <text:p text:style-name="P95"/>
      <text:p text:style-name="P97">69-<text:span text:style-name="T231">vamos mostrar a data da última edição </text:span></text:p>
      <text:p text:style-name="P97">-<text:span text:style-name="T232">foi incluido na view note, a exibição condicional de updated_at </text:span></text:p>
      <text:p text:style-name="P97"/>
      <text:p text:style-name="P98">70-vamos apagar uma nota </text:p>
      <text:p text:style-name="P98">-<text:span text:style-name="T233">criado a view de confirmação para delete, delete_note, sua route e sua function </text:span></text:p>
      <text:p text:style-name="P98">-<text:span text:style-name="T234">criado a function de delete usando softdelete tipo 1 </text:span></text:p>
      <text:p text:style-name="P98"/>
      <text:p text:style-name="P99">71-outra forma de Soft delete </text:p>
      <text:p text:style-name="P100"><text:span text:style-name="T234">-</text:span><text:span text:style-name="T235">basta incluir na model em que for usar para deletar, o use SoftDeletes; </text:span></text:p>
      <text:p text:style-name="P100"/>
      <text:p text:style-name="P101">72-O que aprendemos com este projeto </text:p>
      <text:p text:style-name="P101">-conceitos básicos de view, routes, controllers, model, migration, middleware </text:p>
      <text:p text:style-name="P101">-<text:span text:style-name="T236">métodos de nativos básicos de determinadas classes</text:span></text:p>
      <text:p text:style-name="P101">-ações básicas de CRUD </text:p>
      <text:p text:style-name="P101"/>
      <text:p text:style-name="P101">73-<text:span text:style-name="T237">explica o que são os projetos laravel studies</text:span></text:p>
      <text:p text:style-name="P90">-<text:span text:style-name="T238">projeto laravel básico preparado para mini projetos de estudo do curso </text:span></text:p>
      <text:p text:style-name="P90"><text:tab/><text:span text:style-name="T238">laravel_studies_BASE </text:span></text:p>
      <text:p text:style-name="P90">-<text:span text:style-name="T239">um tipo de template pronto </text:span></text:p>
      <text:p text:style-name="P90"/>
      <text:p text:style-name="P102">74-<text:span text:style-name="T240">CORREÇÃO-resolução de sistema no fluxo do projeto </text:span></text:p>
      <text:p text:style-name="P102">-<text:span text:style-name="T241">correção do operations, tratando erro caso altere o id encryptado na url</text:span></text:p>
      <text:p text:style-name="P102"/>
      <text:p text:style-name="P102"/>
      <text:p text:style-name="P44">Seção <text:span text:style-name="T242">6</text:span> – <text:span text:style-name="T242">Routes, Controllers e middleware em amior detalhe</text:span></text:p>
      <text:p text:style-name="P44"/>
      <text:p text:style-name="P44"/>
      <text:p text:style-name="P103">75-<text:span text:style-name="T243">vamos falar sobre Routes </text:span></text:p>
      <text:p text:style-name="P103">-<text:span text:style-name="T244">Routes servem para direcionar o trafego da aplicação</text:span></text:p>
      <text:p text:style-name="P103">-<text:span text:style-name="T245">Em web, geralmente direciona dados da view blade para um function de um controller </text:span></text:p>
      <text:p text:style-name="P103">-<text:span text:style-name="T246">As routes definem: método HTTP, Controller a ser referenciado e seu respetivo método, pode ter <text:tab/>name (diferencia a da URL, caso url mude, o name pode ser o mesmo), pode conter <text:tab/>middleware.</text:span></text:p>
      <text:p text:style-name="P83"/>
      <text:p text:style-name="P104">76-Route parameters </text:p>
      <text:p text:style-name="P104">-<text:span text:style-name="T247">As routes aceitam parâmetros no seu interior, possibilitando transportar dados da view para o <text:tab/>controller, através da route</text:span></text:p>
      <text:p text:style-name="P104">-<text:span text:style-name="T248">o allias do pâmetro no route não precisa ser idêntico ao allias da function no controller. </text:span></text:p>
      <text:p text:style-name="P104">-<text:span text:style-name="T249">Os parâmetros podem ter valor padrão, caso não passe nada, ou também podem ser opcionais </text:span></text:p>
      <text:p text:style-name="P104"/>
      <text:p text:style-name="P105">77-<text:span text:style-name="T250">route parameters with constraints </text:span></text:p>
      <text:p text:style-name="P105">-<text:span text:style-name="T251">constraints são restrições, estas restrições podem ser usadas nas routes, ou seja, definir por <text:tab/>exemplo, o tipo de dado aguardado no parâmetro de uma route</text:span></text:p>
      <text:p text:style-name="P105"><text:soft-page-break/>-<text:span text:style-name="T252">as constraints permitem então, tipar os dados que serão passados nas routes. </text:span></text:p>
      <text:p text:style-name="P105"/>
      <text:p text:style-name="P106">78-<text:span text:style-name="T253">Route Names, Prefixes, Groups and Controllers </text:span></text:p>
      <text:p text:style-name="P106">-<text:span text:style-name="T254">a function name() das routes, serve para de fato nomear uma route, para que quando tiver que fazer <text:tab/>um redirecionamento, criar um link para determinada route(), é possível usar o nome da <text:tab/>route. Muito útil tmb para quando, a route é alterada sua url por exemplo, por</text:span><text:span text:style-name="T255">é</text:span><text:span text:style-name="T254">m, o name <text:tab/>pode ser reutilizado.</text:span></text:p>
      <text:p text:style-name="P106">-<text:span text:style-name="T256">os prefix() servem para que, todas as routes dentro deste group(), tenham o mesmo prefix incluído <text:tab/>em suas respectivas URLs. </text:span></text:p>
      <text:p text:style-name="P106">-<text:span text:style-name="T257">middleware() é uma funcionalidade que faz intermédio de dados que trafegam por uma route(), <text:tab/>criando filtros e várias outras coisas. </text:span><text:span text:style-name="T258">A function middleware() aguarda no parâmetro a class <text:tab/>middleware criada.</text:span></text:p>
      <text:p text:style-name="P106"/>
      <text:p text:style-name="P107">79-<text:span text:style-name="T259">consolidação sobre Controllers </text:span></text:p>
      <text:p text:style-name="P107">-<text:span text:style-name="T260">O padrão é sempre apontar uma route para um Controller, e consequentemente para uma function <text:tab/>desta.</text:span></text:p>
      <text:p text:style-name="P107">-<text:span text:style-name="T260">O controller é uma class PHP, a qual contém seus respectivos métodos (funções)</text:span></text:p>
      <text:p text:style-name="P107">-<text:span text:style-name="T261">O papel do controller geralmente é receber as request (requisições), processar e devolver uma <text:tab/>response (resposta)</text:span></text:p>
      <text:p text:style-name="P107">-<text:span text:style-name="T262">o controller pode ter métodos públicos, estão disponíveis a partir que um determinado controller é <text:tab/>acessado, pode haver também métodos privados, que só podem ser acessados de dentro <text:tab/>deste controller também, porém a partir de outro método.</text:span></text:p>
      <text:p text:style-name="P107"/>
      <text:p text:style-name="P108">80-Single Action Controller e Resource Controller </text:p>
      <text:p text:style-name="P109">-<text:span text:style-name="T263">SINGLE ACTION CONTROLLER</text:span><text:span text:style-name="T264"> é para o caso de ter que criar um controller para apenas um <text:tab/>método específico. Ex: php artisan make:controller SingleActionController –invokable</text:span></text:p>
      <text:p text:style-name="P109">-<text:span text:style-name="T265">Ele pode ter seus private functions também e escutado pelo método __invoke principal </text:span></text:p>
      <text:p text:style-name="P109">-<text:span text:style-name="T266">Quando for criar uma route para este, não há necessidade de criar o array com controller e método, <text:tab/>pois por padrão ele chamará o método public único deste controller.</text:span></text:p>
      <text:p text:style-name="P109">-<text:span text:style-name="T267">RESOURCE CONTROLLER é o controller que quando criado, cria automaticamente vários <text:tab/>métodos básicos como: index, edit, update, show e delete.</text:span></text:p>
      <text:p text:style-name="P110"><text:tab/>ex: php artisan make:controller UserController –resource</text:p>
      <text:p text:style-name="P109">-<text:span text:style-name="T268">ae criar as routes, é possível criar com o método resource para uma url e um controller, ou usar o <text:tab/>método resources, para criar então um array e definir cada url para cada controller, </text:span><text:span text:style-name="T269">dentro</text:span><text:span text:style-name="T268"> da <text:tab/>mesma route</text:span></text:p>
      <text:p text:style-name="P109"/>
      <text:p text:style-name="P111">81-controllers e subpastas </text:p>
      <text:p text:style-name="P111">-<text:span text:style-name="T270">é a possibilidade de organizar os controllers dentro de subpastas, dentro da pasta Controllers </text:span></text:p>
      <text:p text:style-name="P111"><text:tab/><text:span text:style-name="T271">ex:criando o controller já dentro da pastas admin: php artisan make:controller <text:tab/>admin/AdminController</text:span></text:p>
      <text:p text:style-name="P111"/>
      <text:p text:style-name="P112">82-para que serve o controller criado pelo laravel </text:p>
      <text:p text:style-name="P112">-<text:span text:style-name="T272">a class principal Controller, quando nela criado um método, este então fica disponível para todos os <text:tab/>demais Controllers que venham a ser criados.</text:span></text:p>
      <text:p text:style-name="P112"/>
      <text:p text:style-name="P113">83-<text:span text:style-name="T273">o que é afinal o middleware </text:span></text:p>
      <text:p text:style-name="P113">-<text:span text:style-name="T274">ele serve para realizar filtragens de dados que passam pela route </text:span></text:p>
      <text:p text:style-name="P113">-<text:span text:style-name="T275">faz o meio de campo geralmente entre uma requisição e o controller </text:span></text:p>
      <text:p text:style-name="P113">-<text:span text:style-name="T275">usado muito para autenticação </text:span></text:p>
      <text:p text:style-name="P113">-<text:span text:style-name="T276">podem ser globais, mas também pode ser escutados em determinadas routes </text:span></text:p>
      <text:p text:style-name="P113">-<text:span text:style-name="T277">ex criação de middleware: php artisan make:middleware StartMiddleware </text:span></text:p>
      <text:p text:style-name="P113">-<text:span text:style-name="T278">os middleware pode atuar antes da request chegar no controller, ou depois, atuando na resposta. </text:span></text:p>
      <text:p text:style-name="P114"><text:soft-page-break/>84-atribuir middlewares a rotas </text:p>
      <text:p text:style-name="P114">-<text:span text:style-name="T279">a diferença entre o middleware atuar antes do request chegar ao controle, ou após, durante a <text:tab/>response, é a configuração inserida na classe do respectivo middleware.</text:span></text:p>
      <text:p text:style-name="P114">-<text:span text:style-name="T280">mais de 1 middleware podem atuar na mesma route, dentro de um array na chamada de <text:tab/>middleware</text:span></text:p>
      <text:p text:style-name="P114">-<text:span text:style-name="T281">é possível definir uma route de group() para que diversas routes sejam escutadas pelo middleware <text:tab/>desta route group()</text:span></text:p>
      <text:p text:style-name="P114"/>
      <text:p text:style-name="P115">85-definir middlewares globais </text:p>
      <text:p text:style-name="P115">-<text:span text:style-name="T282">não deu certo, pulei</text:span></text:p>
      <text:p text:style-name="P115"/>
      <text:p text:style-name="P115"/>
      <text:p text:style-name="P45">Seção <text:span text:style-name="T283">7 – views e blade template engine </text:span></text:p>
      <text:p text:style-name="P45"/>
      <text:p text:style-name="P45"/>
      <text:p text:style-name="P116">86-da rota, pelo controller até a view </text:p>
      <text:p text:style-name="P116">-<text:span text:style-name="T284">o blade template engine é o motor de renderização das view </text:span></text:p>
      <text:p text:style-name="P116">-<text:span text:style-name="T284">utiliza diretivas blade para construir HTML com PHP </text:span></text:p>
      <text:p text:style-name="P116">-<text:span text:style-name="T285">usando a diretiva @extends(‘’) é possível inserir na blade em questão, conteúdo de um outro blade, <text:tab/>se precisar reescrever código repetido</text:span></text:p>
      <text:p text:style-name="P116">-<text:span text:style-name="T285">em seguida, aqui que for particular daquela blade em questão, pode ficar dentro da diretiva <text:tab/>@section(‘’) <text:s/>@endsection(‘’)</text:span></text:p>
      <text:p text:style-name="P117">-<text:span text:style-name="T286">em contrapartida para lincar o conteúdo da section desta blade, com o que esta sendo trazido por <text:tab/>extends(‘’), nesta blade da extends, deve chamar pela diretiva yield(‘’) o conteudo da blade</text:span></text:p>
      <text:p text:style-name="P117"/>
      <text:p text:style-name="P118">87-como podemos criar views </text:p>
      <text:p text:style-name="P117"><text:span text:style-name="T286">-</text:span><text:span text:style-name="T287">via artisan é possível também: </text:span></text:p>
      <text:p text:style-name="P117"><text:tab/><text:span text:style-name="T287">ex: php artisan make:view newPage2 <text:s text:c="4"/></text:span></text:p>
      <text:p text:style-name="P117">-<text:span text:style-name="T287">é possível criar diretamente junto com uma pasta: </text:span></text:p>
      <text:p text:style-name="P117"><text:tab/><text:span text:style-name="T287">ex: php artisan make:view admin/newPage3 <text:s text:c="3"/></text:span></text:p>
      <text:p text:style-name="P117"/>
      <text:p text:style-name="P119">88-passar dados do controller para a view </text:p>
      <text:p text:style-name="P119">-<text:span text:style-name="T288">o padrão laravel para se usar dados que estão sendo retornados do controller é: <text:tab/>&lt;h1&gt;{{$dado}}&lt;/h1&gt;</text:span></text:p>
      <text:p text:style-name="P119">-<text:span text:style-name="T289">existem varias maneiras e métodos nativos do laravel para se retornar dados do controller para a <text:tab/>view: compact(), with(), dentre outros.</text:span></text:p>
      <text:p text:style-name="P119"/>
      <text:p text:style-name="P120">89-blade-introdução </text:p>
      <text:p text:style-name="P120">-<text:span text:style-name="T290">é um motor de template do laravel </text:span></text:p>
      <text:p text:style-name="P120">-<text:span text:style-name="T291">a principal ferramenta do blade são suas diretivas, usadas para manipular dados dentro da view </text:span></text:p>
      <text:p text:style-name="P120"/>
      <text:p text:style-name="P121"><text:a xlink:type="simple" xlink:href="mailto:90-@if" text:style-name="Internet_20_link" text:visited-style-name="Visited_20_Internet_20_Link">90-@if</text:a>, @elseif, @else, @endif </text:p>
      <text:p text:style-name="P121">-<text:span text:style-name="T292">esta diretiva blade utilizada para fazer condicionais diretamente na view com dados retornados do <text:tab/>controller</text:span></text:p>
      <text:p text:style-name="P121"/>
      <text:p text:style-name="P122"><text:a xlink:type="simple" xlink:href="mailto:91-@switch" text:style-name="Internet_20_link" text:visited-style-name="Visited_20_Internet_20_Link">91-@switch</text:a>, @case, @default, @endswitch </text:p>
      <text:p text:style-name="P122">-<text:span text:style-name="T293">condicionante que serve para gerar resultados baseados em valores específicos</text:span></text:p>
      <text:p text:style-name="P121"/>
      <text:p text:style-name="P123"><text:a xlink:type="simple" xlink:href="mailto:92-@unless" text:style-name="Internet_20_link" text:visited-style-name="Visited_20_Internet_20_Link">92-@unless</text:a>, @isset e @empty </text:p>
      <text:p text:style-name="P123">-<text:span text:style-name="T294">a diretiva @empty </text:span><text:span text:style-name="T295">é uma função que</text:span><text:span text:style-name="T294"> serve para gerar ação, partindo do pressuposto que a variável <text:tab/>dentro do parâmetro de emp</text:span><text:span text:style-name="T295">t</text:span><text:span text:style-name="T294">y é vazia (ou não, caso use a negação)</text:span></text:p>
      <text:p text:style-name="P123"><text:soft-page-break/>-<text:span text:style-name="T295">a diretiva @isset é uma função que, verifica se a variável dentro de seu parâmetro existe </text:span><text:span text:style-name="T296">(mesmo <text:tab/>sendo vazia ou null)</text:span></text:p>
      <text:p text:style-name="P124">-<text:span text:style-name="T297">a diretiva @unless é uma função que a menos e a condição dentro de seu parâmetro, ela executa <text:tab/></text:span></text:p>
      <text:p text:style-name="P125"><text:tab/>algo</text:p>
      <text:p text:style-name="P125"/>
      <text:p text:style-name="P126"><text:a xlink:type="simple" xlink:href="mailto:93-@for" text:style-name="Internet_20_link" text:visited-style-name="Visited_20_Internet_20_Link">93-@for</text:a>, @foreach, @ forelse, @while </text:p>
      <text:p text:style-name="P126">-<text:span text:style-name="T298">o for serve para criar um loop de repetição padrão </text:span></text:p>
      <text:p text:style-name="P126">-<text:span text:style-name="T298">o foreach serve para criar uma iteração de um array </text:span></text:p>
      <text:p text:style-name="P126">-<text:span text:style-name="T298">o forelse é semelhante ao foreach, porém, cria uma segunda condição, caso o array seja vazio, <text:tab/></text:span><text:span text:style-name="T299">usando o @empty</text:span></text:p>
      <text:p text:style-name="P126">-<text:span text:style-name="T300">o while é uma condicional que, enquanto determinada condição não for atendida, executa <text:tab/>determinado script</text:span></text:p>
      <text:p text:style-name="P126"/>
      <text:p text:style-name="P127"><text:a xlink:type="simple" xlink:href="mailto:94-@continue" text:style-name="Internet_20_link" text:visited-style-name="Visited_20_Internet_20_Link">94-@continue</text:a>, @break e Loop Variable </text:p>
      <text:p text:style-name="P127">-a diretiva @break serve para parar um ciclo </text:p>
      <text:p text:style-name="P127">-<text:span text:style-name="T301">a diretiva @continue serve para que, se determinada condição for atendida, o continue faz fular <text:tab/>determinada etapa</text:span></text:p>
      <text:p text:style-name="P127"/>
      <text:p text:style-name="P128"><text:a xlink:type="simple" xlink:href="mailto:95-@csrf" text:style-name="Internet_20_link" text:visited-style-name="Visited_20_Internet_20_Link">95-<text:span text:style-name="T302">@csrf</text:span></text:a><text:span text:style-name="T302"> e executando PHP na view </text:span></text:p>
      <text:p text:style-name="P128"><text:a xlink:type="simple" xlink:href="mailto:-@CSRF" text:style-name="Internet_20_link" text:visited-style-name="Visited_20_Internet_20_Link">-<text:span text:style-name="T303">@CSRF</text:span></text:a><text:span text:style-name="T303"> = é um token que previne acesso a dados, sem estar autenticado, usado sempre em forms <text:tab/>que submetem dados, é uma medida de segurança </text:span></text:p>
      <text:p text:style-name="P128"/>
      <text:p text:style-name="P129"><text:a xlink:type="simple" xlink:href="mailto:96-@Production" text:style-name="Internet_20_link" text:visited-style-name="Visited_20_Internet_20_Link">96-@Production</text:a>, @env, @Error, @Enderror</text:p>
      <text:p text:style-name="P129">-<text:span text:style-name="T304">a diretiva @Production serve para gerar uma condicional, onde, caso esteja em produção, exibe determinado código, esta diretiva leva em conta o que esta em .env/APP_ENV= (se está local ou <text:tab/>production)</text:span></text:p>
      <text:p text:style-name="P130">-<text:span text:style-name="T305">a diretiva @error serve para criar um tipo de condicionante que, caso seja retornado um error em </text:span></text:p>
      <text:p text:style-name="P131"><text:tab/>relação ao name no parâmetro, exibe determinado conteúdo, geralmente usado em form.</text:p>
      <text:p text:style-name="P131"/>
      <text:p text:style-name="P132"><text:a xlink:type="simple" xlink:href="mailto:97-@session" text:style-name="Internet_20_link" text:visited-style-name="Visited_20_Internet_20_Link">97-@session</text:a> and @endsession </text:p>
      <text:p text:style-name="P132">-<text:span text:style-name="T306">sessões permitem armazenar dados de um usuário logado </text:span></text:p>
      <text:p text:style-name="P132">-<text:span text:style-name="T307">a diretiva @session permite pegar estes dados </text:span></text:p>
      <text:p text:style-name="P132"/>
      <text:p text:style-name="P132"/>
      <text:p text:style-name="P32">Seção <text:span text:style-name="T308">8</text:span> – <text:span text:style-name="T308">projeto completo – MathX </text:span></text:p>
      <text:p text:style-name="P32"/>
      <text:p text:style-name="P32"/>
      <text:p text:style-name="P133">98-introdução ao projeto </text:p>
      <text:p text:style-name="P133">-breve explicação das funcionalidades do projeto </text:p>
      <text:p text:style-name="P133"/>
      <text:p text:style-name="P133">99-criar a preparar o projeto </text:p>
      <text:p text:style-name="P133">-criado o projeto com: composer create-project laravel/laravel mathx</text:p>
      <text:p text:style-name="P133">-criado o repositório local </text:p>
      <text:p text:style-name="P133"><text:tab/><text:span text:style-name="T309">-removido do gitigonore: .env</text:span></text:p>
      <text:p text:style-name="P133"><text:span text:style-name="T309"><text:tab/>-</text:span><text:span text:style-name="T310">copiado a pasta assets do template baixado </text:span></text:p>
      <text:p text:style-name="P133"><text:span text:style-name="T310"/></text:p>
      <text:p text:style-name="P134">100-criação do Controller, métodos e Rotas </text:p>
      <text:p text:style-name="P134">-<text:span text:style-name="T311">ok </text:span></text:p>
      <text:p text:style-name="P134"/>
      <text:p text:style-name="P135">101-<text:span text:style-name="T312">criação da view home </text:span></text:p>
      <text:p text:style-name="P135">-<text:span text:style-name="T312">usado template da pasta de templates </text:span></text:p>
      <text:p text:style-name="P135">-<text:span text:style-name="T312">inserido as routes referidas no form post</text:span></text:p>
      <text:p text:style-name="P135"><text:soft-page-break/></text:p>
      <text:p text:style-name="P136">102-validação do formulário </text:p>
      <text:p text:style-name="P136">-<text:span text:style-name="T313">criado validação do método de post usando o método validate() de Request </text:span></text:p>
      <text:p text:style-name="P136"/>
      <text:p text:style-name="P137">103-gerar coleção de exercícios </text:p>
      <text:p text:style-name="P137">-<text:span text:style-name="T314">configurado a lógica da function: generateExercises() que recebe os dados submetidos, valida, <text:tab/>trata, e cria a quantidade de exercícios.</text:span></text:p>
      <text:p text:style-name="P137"/>
      <text:p text:style-name="P138">104-<text:span text:style-name="T315">corrigir erros </text:span></text:p>
      <text:p text:style-name="P138">-<text:span text:style-name="T316">ok </text:span></text:p>
      <text:p text:style-name="P138"/>
      <text:p text:style-name="P139">105-preparar página de apresentação dos exercícios </text:p>
      <text:p text:style-name="P139">-<text:span text:style-name="T317">usado o template do html operations da pasta template do projeto</text:span></text:p>
      <text:p text:style-name="P139"/>
      <text:p text:style-name="P140">106-<text:span text:style-name="T318">Apresentar exercícios gerados </text:span></text:p>
      <text:p text:style-name="P140">-<text:span text:style-name="T319">inserido os dados dos exercicios no blade de operations, usando a diretiva blade @foreach </text:span></text:p>
      <text:p text:style-name="P140"/>
      <text:p text:style-name="P141">107-<text:span text:style-name="T320">optimizar código e preservar dados em sessão </text:span></text:p>
      <text:p text:style-name="P141">-<text:span text:style-name="T321">criado um</text:span><text:span text:style-name="T322">a</text:span><text:span text:style-name="T321"> função private para armazenar toda lógica de construção dos exercícios </text:span></text:p>
      <text:p text:style-name="P141">-<text:span text:style-name="T323">salvando os exercícios na session, já que ainda não é usado uma base de dados </text:span></text:p>
      <text:p text:style-name="P141"/>
      <text:p text:style-name="P142">108-apresentar os exercicios para imprimir </text:p>
      <text:p text:style-name="P142">-<text:span text:style-name="T324">ok </text:span></text:p>
      <text:p text:style-name="P142"/>
      <text:p text:style-name="P143">109-<text:span text:style-name="T325">exportar exercícios para o ficheiro de texto </text:span></text:p>
      <text:p text:style-name="P143">-<text:span text:style-name="T326">finalizado </text:span></text:p>
      <text:p text:style-name="P143"/>
      <text:p text:style-name="P143"/>
      <text:p text:style-name="P46">Seção <text:span text:style-name="T326">9</text:span> – <text:span text:style-name="T326">Blade Template Engine, Blade Components e Slots</text:span></text:p>
      <text:p text:style-name="P46"/>
      <text:p text:style-name="P46"/>
      <text:p text:style-name="P144">110-blade layouts por herança </text:p>
      <text:p text:style-name="P144">-<text:span text:style-name="T327">os templates layouts são como páginas mestres herdadas pelas views, por exemplo, sidebar, <text:tab/>navbars, ou qualquer outro conteúdo que por ventura venham a ser necessária exibir em <text:tab/>todas as views do projeto.</text:span></text:p>
      <text:p text:style-name="P144">-<text:span text:style-name="T328">utiliza diretivas do blade para herdar dados de uma view principal, sendo: @extension(‘nome da <text:tab/>view com o layout’), e então, a view principal e as demais, podem se comunicar usando <text:tab/>@yield(‘content’) e section(‘content’)</text:span></text:p>
      <text:p text:style-name="P144">-<text:span text:style-name="T329">o @yield(‘conteudo’) geralmente é usada na view de template, para puxar conteudo da view <text:tab/>secundaria, podendo haver várias @yield e várias @sections </text:span></text:p>
      <text:p text:style-name="P144"/>
      <text:p text:style-name="P151">111-importando recursos no layout </text:p>
      <text:p text:style-name="P151">-<text:span text:style-name="T330">exemplificação da criação do blade layouts, usando @yield() e @section(‘’) </text:span></text:p>
      <text:p text:style-name="P151"/>
      <text:p text:style-name="P151"/>
      <text:p text:style-name="P151"/>
      <text:p text:style-name="P144"/>
      <text:p text:style-name="P144"/>
      <text:p text:style-name="P144"/>
      <text:p text:style-name="P141"/>
      <text:p text:style-name="P141"/>
      <text:p text:style-name="P138"/>
      <text:p text:style-name="P138"><text:soft-page-break/></text:p>
      <text:p text:style-name="P136"/>
      <text:p text:style-name="P136"/>
      <text:p text:style-name="P133"/>
      <text:p text:style-name="P132"/>
      <text:p text:style-name="P130"/>
      <text:p text:style-name="P130"/>
      <text:p text:style-name="P128"/>
      <text:p text:style-name="P128"/>
      <text:p text:style-name="P126"/>
      <text:p text:style-name="P126"/>
      <text:p text:style-name="P126"/>
      <text:p text:style-name="P124"/>
      <text:p text:style-name="P124"/>
      <text:p text:style-name="P121"/>
      <text:p text:style-name="P120"/>
      <text:p text:style-name="P120"/>
      <text:p text:style-name="P119"/>
      <text:p text:style-name="P119"/>
      <text:p text:style-name="P116"/>
      <text:p text:style-name="P116"/>
      <text:p text:style-name="P116"/>
      <text:p text:style-name="P115"/>
      <text:p text:style-name="P115"/>
      <text:p text:style-name="P111"/>
      <text:p text:style-name="P111"/>
      <text:p text:style-name="P109"/>
      <text:p text:style-name="P109"/>
      <text:p text:style-name="P107"/>
      <text:p text:style-name="P78"/>
      <text:p text:style-name="P75"/>
      <text:p text:style-name="P75"/>
      <text:p text:style-name="P72"><text:tab/></text:p>
      <text:p text:style-name="P72"/>
      <text:p text:style-name="P48"/>
      <text:p text:style-name="P42"/>
      <text:p text:style-name="P36"/>
      <text:p text:style-name="P36"/>
      <text:p text:style-name="P35"/>
      <text:p text:style-name="P34"/>
      <text:p text:style-name="P34"/>
      <text:p text:style-name="P31"/>
      <text:p text:style-name="P31"/>
      <text:p text:style-name="P29"/>
      <text:p text:style-name="P29"/>
      <text:p text:style-name="P29"/>
      <text:p text:style-name="P29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07:42:09.068000000</meta:creation-date>
    <dc:date>2024-11-21T12:45:52.960000000</dc:date>
    <meta:editing-duration>PT13H24M25S</meta:editing-duration>
    <meta:editing-cycles>102</meta:editing-cycles>
    <meta:generator>LibreOffice/24.2.2.2$Windows_X86_64 LibreOffice_project/d56cc158d8a96260b836f100ef4b4ef25d6f1a01</meta:generator>
    <meta:document-statistic meta:table-count="0" meta:image-count="0" meta:object-count="0" meta:page-count="15" meta:paragraph-count="435" meta:word-count="4866" meta:character-count="31656" meta:non-whitespace-character-count="26444"/>
  </office:meta>
</office:document-meta>
</file>